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optim_results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tn_avg</text:p>
          </table:table-cell>
          <table:table-cell office:value-type="string" calcext:value-type="string">
            <text:p>ptn_stddev</text:p>
          </table:table-cell>
          <table:table-cell office:value-type="string" calcext:value-type="string">
            <text:p>ptn_vc</text:p>
          </table:table-cell>
          <table:table-cell office:value-type="string" calcext:value-type="string">
            <text:p>ptn_min</text:p>
          </table:table-cell>
          <table:table-cell office:value-type="string" calcext:value-type="string">
            <text:p>ptn_max</text:p>
          </table:table-cell>
          <table:table-cell office:value-type="string" calcext:value-type="string">
            <text:p>ptn_entropy</text:p>
          </table:table-cell>
          <table:table-cell office:value-type="string" calcext:value-type="string">
            <text:p>varptn_avg</text:p>
          </table:table-cell>
          <table:table-cell office:value-type="string" calcext:value-type="string">
            <text:p>varptn_stddev</text:p>
          </table:table-cell>
          <table:table-cell office:value-type="string" calcext:value-type="string">
            <text:p>varptn_vc</text:p>
          </table:table-cell>
          <table:table-cell office:value-type="string" calcext:value-type="string">
            <text:p>varptn_min</text:p>
          </table:table-cell>
          <table:table-cell office:value-type="string" calcext:value-type="string">
            <text:p>varptn_max</text:p>
          </table:table-cell>
          <table:table-cell office:value-type="string" calcext:value-type="string">
            <text:p>varptn_entropy</text:p>
          </table:table-cell>
          <table:table-cell office:value-type="string" calcext:value-type="string">
            <text:p>u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ernary</text:p>
          </table:table-cell>
          <table:table-cell office:value-type="string" calcext:value-type="string">
            <text:p>claus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_sq</text:p>
          </table:table-cell>
          <table:table-cell office:value-type="string" calcext:value-type="string">
            <text:p>ratio_cube</text:p>
          </table:table-cell>
          <table:table-cell office:value-type="string" calcext:value-type="string">
            <text:p>rec_ratio</text:p>
          </table:table-cell>
          <table:table-cell office:value-type="string" calcext:value-type="string">
            <text:p>rec_ratio_sq</text:p>
          </table:table-cell>
          <table:table-cell office:value-type="string" calcext:value-type="string">
            <text:p>rec_ratio_cube</text:p>
          </table:table-cell>
          <table:table-cell office:value-type="string" calcext:value-type="string">
            <text:p>lin_ratio</text:p>
          </table:table-cell>
          <table:table-cell office:value-type="string" calcext:value-type="string">
            <text:p>lin_ratio_sq</text:p>
          </table:table-cell>
          <table:table-cell office:value-type="string" calcext:value-type="string">
            <text:p>lin_ratio_cube</text:p>
          </table:table-cell>
          <table:table-cell office:value-type="string" calcext:value-type="string">
            <text:p>First Best</text:p>
          </table:table-cell>
        </table:table-row>
        <table:table-row table:style-name="ro1">
          <table:table-cell office:value-type="string" calcext:value-type="string">
            <text:p>brock200_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53243" calcext:value-type="float">
            <text:p>-5.953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40" calcext:value-type="float">
            <text:p>40</text:p>
          </table:table-cell>
          <table:table-cell office:value-type="float" office:value="19.25" calcext:value-type="float">
            <text:p>19.25</text:p>
          </table:table-cell>
          <table:table-cell office:value-type="float" office:value="370.5625" calcext:value-type="float">
            <text:p>370.5625</text:p>
          </table:table-cell>
          <table:table-cell office:value-type="float" office:value="7133.328125" calcext:value-type="float">
            <text:p>7133.328125</text:p>
          </table:table-cell>
          <table:table-cell office:value-type="float" office:value="0.051948051948052" calcext:value-type="float">
            <text:p>0.0519480519</text:p>
          </table:table-cell>
          <table:table-cell office:value-type="float" office:value="0.0026986001011975" calcext:value-type="float">
            <text:p>0.0026986001</text:p>
          </table:table-cell>
          <table:table-cell office:value-type="float" office:value="0.000140187018244026" calcext:value-type="float">
            <text:p>0.000140187</text:p>
          </table:table-cell>
          <table:table-cell office:value-type="float" office:value="14.65" calcext:value-type="float">
            <text:p>14.65</text:p>
          </table:table-cell>
          <table:table-cell office:value-type="float" office:value="214.6225" calcext:value-type="float">
            <text:p>214.6225</text:p>
          </table:table-cell>
          <table:table-cell office:value-type="float" office:value="3144.219625" calcext:value-type="float">
            <text:p>3144.21962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brock200_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42223" calcext:value-type="float">
            <text:p>-6.242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660.49" calcext:value-type="float">
            <text:p>660.49</text:p>
          </table:table-cell>
          <table:table-cell office:value-type="float" office:value="16974.593" calcext:value-type="float">
            <text:p>16974.593</text:p>
          </table:table-cell>
          <table:table-cell office:value-type="float" office:value="0.0389105058365759" calcext:value-type="float">
            <text:p>0.0389105058</text:p>
          </table:table-cell>
          <table:table-cell office:value-type="float" office:value="0.00151402746445821" calcext:value-type="float">
            <text:p>0.0015140275</text:p>
          </table:table-cell>
          <table:table-cell office:value-type="float" office:value="0.0000589115744925372" calcext:value-type="float">
            <text:p>5.89115744925372E-005</text:p>
          </table:table-cell>
          <table:table-cell office:value-type="float" office:value="21.1" calcext:value-type="float">
            <text:p>21.1</text:p>
          </table:table-cell>
          <table:table-cell office:value-type="float" office:value="445.21" calcext:value-type="float">
            <text:p>445.21</text:p>
          </table:table-cell>
          <table:table-cell office:value-type="float" office:value="9393.931" calcext:value-type="float">
            <text:p>9393.931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 table:visibility="filter">
          <table:table-cell office:value-type="string" calcext:value-type="string">
            <text:p>brock800_1.clq.cnf</text:p>
          </table:table-cell>
          <table:table-cell office:value-type="string" calcext:value-type="string">
            <text:p>craft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3637" calcext:value-type="float">
            <text:p>-6.23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40" calcext:value-type="float">
            <text:p>40</text:p>
          </table:table-cell>
          <table:table-cell office:value-type="float" office:value="25.55" calcext:value-type="float">
            <text:p>25.55</text:p>
          </table:table-cell>
          <table:table-cell office:value-type="float" office:value="652.8025" calcext:value-type="float">
            <text:p>652.8025</text:p>
          </table:table-cell>
          <table:table-cell office:value-type="float" office:value="16679.103875" calcext:value-type="float">
            <text:p>16679.103875</text:p>
          </table:table-cell>
          <table:table-cell office:value-type="float" office:value="0.0391389432485323" calcext:value-type="float">
            <text:p>0.0391389432</text:p>
          </table:table-cell>
          <table:table-cell office:value-type="float" office:value="0.00153185687861183" calcext:value-type="float">
            <text:p>0.0015318569</text:p>
          </table:table-cell>
          <table:table-cell office:value-type="float" office:value="0.0000599552594368623" calcext:value-type="float">
            <text:p>5.99552594368623E-005</text:p>
          </table:table-cell>
          <table:table-cell office:value-type="float" office:value="20.95" calcext:value-type="float">
            <text:p>20.95</text:p>
          </table:table-cell>
          <table:table-cell office:value-type="float" office:value="438.9025" calcext:value-type="float">
            <text:p>438.9025</text:p>
          </table:table-cell>
          <table:table-cell office:value-type="float" office:value="9195.007375" calcext:value-type="float">
            <text:p>9195.0073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brock800_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40276" calcext:value-type="float">
            <text:p>-6.240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40" calcext:value-type="float">
            <text:p>40</text:p>
          </table:table-cell>
          <table:table-cell office:value-type="float" office:value="25.65" calcext:value-type="float">
            <text:p>25.65</text:p>
          </table:table-cell>
          <table:table-cell office:value-type="float" office:value="657.9225" calcext:value-type="float">
            <text:p>657.9225</text:p>
          </table:table-cell>
          <table:table-cell office:value-type="float" office:value="16875.712125" calcext:value-type="float">
            <text:p>16875.712125</text:p>
          </table:table-cell>
          <table:table-cell office:value-type="float" office:value="0.0389863547758285" calcext:value-type="float">
            <text:p>0.0389863548</text:p>
          </table:table-cell>
          <table:table-cell office:value-type="float" office:value="0.00151993585870676" calcext:value-type="float">
            <text:p>0.0015199359</text:p>
          </table:table-cell>
          <table:table-cell office:value-type="float" office:value="0.0000592567586240453" calcext:value-type="float">
            <text:p>5.92567586240453E-005</text:p>
          </table:table-cell>
          <table:table-cell office:value-type="float" office:value="21.05" calcext:value-type="float">
            <text:p>21.05</text:p>
          </table:table-cell>
          <table:table-cell office:value-type="float" office:value="443.1025" calcext:value-type="float">
            <text:p>443.1025</text:p>
          </table:table-cell>
          <table:table-cell office:value-type="float" office:value="9327.307625" calcext:value-type="float">
            <text:p>9327.30762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brock800_3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28511" calcext:value-type="float">
            <text:p>-6.228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40" calcext:value-type="float">
            <text:p>40</text:p>
          </table:table-cell>
          <table:table-cell office:value-type="float" office:value="25.35" calcext:value-type="float">
            <text:p>25.35</text:p>
          </table:table-cell>
          <table:table-cell office:value-type="float" office:value="642.6225" calcext:value-type="float">
            <text:p>642.6225</text:p>
          </table:table-cell>
          <table:table-cell office:value-type="float" office:value="16290.480375" calcext:value-type="float">
            <text:p>16290.480375</text:p>
          </table:table-cell>
          <table:table-cell office:value-type="float" office:value="0.0394477317554241" calcext:value-type="float">
            <text:p>0.0394477318</text:p>
          </table:table-cell>
          <table:table-cell office:value-type="float" office:value="0.00155612354064789" calcext:value-type="float">
            <text:p>0.0015561235</text:p>
          </table:table-cell>
          <table:table-cell office:value-type="float" office:value="0.0000613855440097788" calcext:value-type="float">
            <text:p>6.13855440097788E-005</text:p>
          </table:table-cell>
          <table:table-cell office:value-type="float" office:value="20.75" calcext:value-type="float">
            <text:p>20.75</text:p>
          </table:table-cell>
          <table:table-cell office:value-type="float" office:value="430.5625" calcext:value-type="float">
            <text:p>430.5625</text:p>
          </table:table-cell>
          <table:table-cell office:value-type="float" office:value="8934.171875" calcext:value-type="float">
            <text:p>8934.171875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brock800_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106" calcext:value-type="float">
            <text:p>-6.2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620.01" calcext:value-type="float">
            <text:p>620.01</text:p>
          </table:table-cell>
          <table:table-cell office:value-type="float" office:value="15438.249" calcext:value-type="float">
            <text:p>15438.249</text:p>
          </table:table-cell>
          <table:table-cell office:value-type="float" office:value="0.0401606425702811" calcext:value-type="float">
            <text:p>0.0401606426</text:p>
          </table:table-cell>
          <table:table-cell office:value-type="float" office:value="0.00161287721165788" calcext:value-type="float">
            <text:p>0.0016128772</text:p>
          </table:table-cell>
          <table:table-cell office:value-type="float" office:value="0.0000647741852071436" calcext:value-type="float">
            <text:p>6.47741852071436E-005</text:p>
          </table:table-cell>
          <table:table-cell office:value-type="float" office:value="20.3" calcext:value-type="float">
            <text:p>20.3</text:p>
          </table:table-cell>
          <table:table-cell office:value-type="float" office:value="412.09" calcext:value-type="float">
            <text:p>412.09</text:p>
          </table:table-cell>
          <table:table-cell office:value-type="float" office:value="8365.427" calcext:value-type="float">
            <text:p>8365.427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c-fat2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.828641" calcext:value-type="float">
            <text:p>-3.828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.3</text:p>
          </table:table-cell>
          <table:table-cell office:value-type="float" office:value="5.29" calcext:value-type="float">
            <text:p>5.29</text:p>
          </table:table-cell>
          <table:table-cell office:value-type="float" office:value="12.167" calcext:value-type="float">
            <text:p>12.167</text:p>
          </table:table-cell>
          <table:table-cell office:value-type="float" office:value="0.434782608695652" calcext:value-type="float">
            <text:p>0.4347826087</text:p>
          </table:table-cell>
          <table:table-cell office:value-type="float" office:value="0.189035916824197" calcext:value-type="float">
            <text:p>0.1890359168</text:p>
          </table:table-cell>
          <table:table-cell office:value-type="float" office:value="0.0821895290539985" calcext:value-type="float">
            <text:p>0.0821895291</text:p>
          </table:table-cell>
          <table:table-cell office:value-type="float" office:value="2.3" calcext:value-type="float">
            <text:p>2.3</text:p>
          </table:table-cell>
          <table:table-cell office:value-type="float" office:value="5.29" calcext:value-type="float">
            <text:p>5.29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c-fat2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736198" calcext:value-type="float">
            <text:p>-4.736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.7</text:p>
          </table:table-cell>
          <table:table-cell office:value-type="float" office:value="32.49" calcext:value-type="float">
            <text:p>32.49</text:p>
          </table:table-cell>
          <table:table-cell office:value-type="float" office:value="185.193" calcext:value-type="float">
            <text:p>185.193</text:p>
          </table:table-cell>
          <table:table-cell office:value-type="float" office:value="0.175438596491228" calcext:value-type="float">
            <text:p>0.1754385965</text:p>
          </table:table-cell>
          <table:table-cell office:value-type="float" office:value="0.0307787011388119" calcext:value-type="float">
            <text:p>0.0307787011</text:p>
          </table:table-cell>
          <table:table-cell office:value-type="float" office:value="0.00539977212961613" calcext:value-type="float">
            <text:p>0.0053997721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331" calcext:value-type="float">
            <text:p>1.331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c-fat200-5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777652" calcext:value-type="float">
            <text:p>-5.777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16.15" calcext:value-type="float">
            <text:p>16.15</text:p>
          </table:table-cell>
          <table:table-cell office:value-type="float" office:value="260.8225" calcext:value-type="float">
            <text:p>260.8225</text:p>
          </table:table-cell>
          <table:table-cell office:value-type="float" office:value="4212.283375" calcext:value-type="float">
            <text:p>4212.283375</text:p>
          </table:table-cell>
          <table:table-cell office:value-type="float" office:value="0.0619195046439628" calcext:value-type="float">
            <text:p>0.0619195046</text:p>
          </table:table-cell>
          <table:table-cell office:value-type="float" office:value="0.00383402505535374" calcext:value-type="float">
            <text:p>0.0038340251</text:p>
          </table:table-cell>
          <table:table-cell office:value-type="float" office:value="0.000237400932220046" calcext:value-type="float">
            <text:p>0.0002374009</text:p>
          </table:table-cell>
          <table:table-cell office:value-type="float" office:value="11.55" calcext:value-type="float">
            <text:p>11.55</text:p>
          </table:table-cell>
          <table:table-cell office:value-type="float" office:value="133.4025" calcext:value-type="float">
            <text:p>133.4025</text:p>
          </table:table-cell>
          <table:table-cell office:value-type="float" office:value="1540.798875" calcext:value-type="float">
            <text:p>1540.7988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 table:visibility="filter">
          <table:table-cell office:value-type="string" calcext:value-type="string">
            <text:p>c-fat500-1.clq.cnf</text:p>
          </table:table-cell>
          <table:table-cell office:value-type="string" calcext:value-type="string">
            <text:p>craft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.178054" calcext:value-type="float">
            <text:p>-3.1780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.14285714285714" calcext:value-type="float">
            <text:p>1.1428571429</text:p>
          </table:table-cell>
          <table:table-cell office:value-type="float" office:value="1.30612244897959" calcext:value-type="float">
            <text:p>1.306122449</text:p>
          </table:table-cell>
          <table:table-cell office:value-type="float" office:value="1.49271137026239" calcext:value-type="float">
            <text:p>1.492711370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3.45714285714286" calcext:value-type="float">
            <text:p>3.4571428571</text:p>
          </table:table-cell>
          <table:table-cell office:value-type="float" office:value="11.9518367346939" calcext:value-type="float">
            <text:p>11.9518367347</text:p>
          </table:table-cell>
          <table:table-cell office:value-type="float" office:value="41.3192069970845" calcext:value-type="float">
            <text:p>41.3192069971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 table:visibility="filter">
          <table:table-cell office:value-type="string" calcext:value-type="string">
            <text:p>c-fat500-10.clq.cnf</text:p>
          </table:table-cell>
          <table:table-cell office:value-type="string" calcext:value-type="string">
            <text:p>craft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40255" calcext:value-type="float">
            <text:p>-6.040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8000" calcext:value-type="float">
            <text:p>8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5.4" calcext:value-type="float">
            <text:p>15.4</text:p>
          </table:table-cell>
          <table:table-cell office:value-type="float" office:value="237.16" calcext:value-type="float">
            <text:p>237.16</text:p>
          </table:table-cell>
          <table:table-cell office:value-type="float" office:value="3652.264" calcext:value-type="float">
            <text:p>3652.264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 table:visibility="filter">
          <table:table-cell office:value-type="string" calcext:value-type="string">
            <text:p>c-fat500-2.clq.cnf</text:p>
          </table:table-cell>
          <table:table-cell office:value-type="string" calcext:value-type="string">
            <text:p>crafte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219508" calcext:value-type="float">
            <text:p>-4.219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2" calcext:value-type="float">
            <text:p>42</text:p>
          </table:table-cell>
          <table:table-cell office:value-type="float" office:value="3.23809523809524" calcext:value-type="float">
            <text:p>3.2380952381</text:p>
          </table:table-cell>
          <table:table-cell office:value-type="float" office:value="10.4852607709751" calcext:value-type="float">
            <text:p>10.485260771</text:p>
          </table:table-cell>
          <table:table-cell office:value-type="float" office:value="33.9522729726811" calcext:value-type="float">
            <text:p>33.9522729727</text:p>
          </table:table-cell>
          <table:table-cell office:value-type="float" office:value="0.308823529411765" calcext:value-type="float">
            <text:p>0.3088235294</text:p>
          </table:table-cell>
          <table:table-cell office:value-type="float" office:value="0.0953719723183391" calcext:value-type="float">
            <text:p>0.0953719723</text:p>
          </table:table-cell>
          <table:table-cell office:value-type="float" office:value="0.0294531090983106" calcext:value-type="float">
            <text:p>0.0294531091</text:p>
          </table:table-cell>
          <table:table-cell office:value-type="float" office:value="1.36190476190476" calcext:value-type="float">
            <text:p>1.3619047619</text:p>
          </table:table-cell>
          <table:table-cell office:value-type="float" office:value="1.85478458049887" calcext:value-type="float">
            <text:p>1.8547845805</text:p>
          </table:table-cell>
          <table:table-cell office:value-type="float" office:value="2.52603995248893" calcext:value-type="float">
            <text:p>2.526039952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 table:visibility="filter">
          <table:table-cell office:value-type="string" calcext:value-type="string">
            <text:p>c-fat500-5.clq.cnf</text:p>
          </table:table-cell>
          <table:table-cell office:value-type="string" calcext:value-type="string">
            <text:p>craft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298317" calcext:value-type="float">
            <text:p>-5.298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90.702947845805" calcext:value-type="float">
            <text:p>90.7029478458</text:p>
          </table:table-cell>
          <table:table-cell office:value-type="float" office:value="863.837598531476" calcext:value-type="float">
            <text:p>863.83759853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1025" calcext:value-type="float">
            <text:p>0.011025</text:p>
          </table:table-cell>
          <table:table-cell office:value-type="float" office:value="0.001157625" calcext:value-type="float">
            <text:p>0.001157625</text:p>
          </table:table-cell>
          <table:table-cell office:value-type="float" office:value="4.92380952380952" calcext:value-type="float">
            <text:p>4.9238095238</text:p>
          </table:table-cell>
          <table:table-cell office:value-type="float" office:value="24.2439002267574" calcext:value-type="float">
            <text:p>24.2439002268</text:p>
          </table:table-cell>
          <table:table-cell office:value-type="float" office:value="119.372346830796" calcext:value-type="float">
            <text:p>119.3723468308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hamming8-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0859" calcext:value-type="float">
            <text:p>-6.208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43" calcext:value-type="float">
            <text:p>43</text:p>
          </table:table-cell>
          <table:table-cell office:value-type="float" office:value="23.1162790697674" calcext:value-type="float">
            <text:p>23.1162790698</text:p>
          </table:table-cell>
          <table:table-cell office:value-type="float" office:value="534.362358031368" calcext:value-type="float">
            <text:p>534.3623580314</text:p>
          </table:table-cell>
          <table:table-cell office:value-type="float" office:value="12352.4693926321" calcext:value-type="float">
            <text:p>12352.4693926321</text:p>
          </table:table-cell>
          <table:table-cell office:value-type="float" office:value="0.0432595573440644" calcext:value-type="float">
            <text:p>0.0432595573</text:p>
          </table:table-cell>
          <table:table-cell office:value-type="float" office:value="0.00187138930160439" calcext:value-type="float">
            <text:p>0.0018713893</text:p>
          </table:table-cell>
          <table:table-cell office:value-type="float" office:value="0.0000809554728058239" calcext:value-type="float">
            <text:p>8.09554728058239E-005</text:p>
          </table:table-cell>
          <table:table-cell office:value-type="float" office:value="18.5162790697674" calcext:value-type="float">
            <text:p>18.5162790698</text:p>
          </table:table-cell>
          <table:table-cell office:value-type="float" office:value="342.852590589508" calcext:value-type="float">
            <text:p>342.8525905895</text:p>
          </table:table-cell>
          <table:table-cell office:value-type="float" office:value="6348.35424714805" calcext:value-type="float">
            <text:p>6348.3542471481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johnson8-2-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347108" calcext:value-type="float">
            <text:p>-5.347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32205" calcext:value-type="float">
            <text:p>-3.332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3375" calcext:value-type="float">
            <text:p>3375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0444444444444444" calcext:value-type="float">
            <text:p>0.0044444444</text:p>
          </table:table-cell>
          <table:table-cell office:value-type="float" office:value="0.000296296296296296" calcext:value-type="float">
            <text:p>0.0002962963</text:p>
          </table:table-cell>
          <table:table-cell office:value-type="float" office:value="10.4" calcext:value-type="float">
            <text:p>10.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124.864" calcext:value-type="float">
            <text:p>1124.864</text:p>
          </table:table-cell>
          <table:table-cell office:value-type="string" calcext:value-type="string">
            <text:p>PSO linear(3) POP(20) Params(1, 1.7, 2.3)</text:p>
          </table:table-cell>
        </table:table-row>
        <table:table-row table:style-name="ro1">
          <table:table-cell office:value-type="string" calcext:value-type="string">
            <text:p>p_hat10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170484" calcext:value-type="float">
            <text:p>-5.170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0" calcext:value-type="float">
            <text:p>40</text:p>
          </table:table-cell>
          <table:table-cell office:value-type="float" office:value="8.8" calcext:value-type="float">
            <text:p>8.8</text:p>
          </table:table-cell>
          <table:table-cell office:value-type="float" office:value="77.44" calcext:value-type="float">
            <text:p>77.44</text:p>
          </table:table-cell>
          <table:table-cell office:value-type="float" office:value="681.472" calcext:value-type="float">
            <text:p>681.472</text:p>
          </table:table-cell>
          <table:table-cell office:value-type="float" office:value="0.113636363636364" calcext:value-type="float">
            <text:p>0.1136363636</text:p>
          </table:table-cell>
          <table:table-cell office:value-type="float" office:value="0.0129132231404959" calcext:value-type="float">
            <text:p>0.0129132231</text:p>
          </table:table-cell>
          <table:table-cell office:value-type="float" office:value="0.00146741172051089" calcext:value-type="float">
            <text:p>0.0014674117</text:p>
          </table:table-cell>
          <table:table-cell office:value-type="float" office:value="4.2" calcext:value-type="float">
            <text:p>4.2</text:p>
          </table:table-cell>
          <table:table-cell office:value-type="float" office:value="17.64" calcext:value-type="float">
            <text:p>17.64</text:p>
          </table:table-cell>
          <table:table-cell office:value-type="float" office:value="74.0880000000001" calcext:value-type="float">
            <text:p>74.088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p_hat10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16202" calcext:value-type="float">
            <text:p>-5.916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0" calcext:value-type="float">
            <text:p>40</text:p>
          </table:table-cell>
          <table:table-cell office:value-type="float" office:value="18.55" calcext:value-type="float">
            <text:p>18.55</text:p>
          </table:table-cell>
          <table:table-cell office:value-type="float" office:value="344.1025" calcext:value-type="float">
            <text:p>344.1025</text:p>
          </table:table-cell>
          <table:table-cell office:value-type="float" office:value="6383.101375" calcext:value-type="float">
            <text:p>6383.101375</text:p>
          </table:table-cell>
          <table:table-cell office:value-type="float" office:value="0.0539083557951483" calcext:value-type="float">
            <text:p>0.0539083558</text:p>
          </table:table-cell>
          <table:table-cell office:value-type="float" office:value="0.00290611082453629" calcext:value-type="float">
            <text:p>0.0029061108</text:p>
          </table:table-cell>
          <table:table-cell office:value-type="float" office:value="0.000156663656309234" calcext:value-type="float">
            <text:p>0.0001566637</text:p>
          </table:table-cell>
          <table:table-cell office:value-type="float" office:value="13.95" calcext:value-type="float">
            <text:p>13.95</text:p>
          </table:table-cell>
          <table:table-cell office:value-type="float" office:value="194.6025" calcext:value-type="float">
            <text:p>194.6025</text:p>
          </table:table-cell>
          <table:table-cell office:value-type="float" office:value="2714.704875" calcext:value-type="float">
            <text:p>2714.7048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p_hat3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159055" calcext:value-type="float">
            <text:p>-5.159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  <table:table-cell office:value-type="float" office:value="8.09302325581395" calcext:value-type="float">
            <text:p>8.0930232558</text:p>
          </table:table-cell>
          <table:table-cell office:value-type="float" office:value="65.4970254191455" calcext:value-type="float">
            <text:p>65.4970254191</text:p>
          </table:table-cell>
          <table:table-cell office:value-type="float" office:value="530.068949903782" calcext:value-type="float">
            <text:p>530.0689499038</text:p>
          </table:table-cell>
          <table:table-cell office:value-type="float" office:value="0.123563218390805" calcext:value-type="float">
            <text:p>0.1235632184</text:p>
          </table:table-cell>
          <table:table-cell office:value-type="float" office:value="0.0152678689390937" calcext:value-type="float">
            <text:p>0.0152678689</text:p>
          </table:table-cell>
          <table:table-cell office:value-type="float" office:value="0.00188654702408341" calcext:value-type="float">
            <text:p>0.001886547</text:p>
          </table:table-cell>
          <table:table-cell office:value-type="float" office:value="3.49302325581395" calcext:value-type="float">
            <text:p>3.4930232558</text:p>
          </table:table-cell>
          <table:table-cell office:value-type="float" office:value="12.2012114656571" calcext:value-type="float">
            <text:p>12.2012114657</text:p>
          </table:table-cell>
          <table:table-cell office:value-type="float" office:value="42.6191153986442" calcext:value-type="float">
            <text:p>42.6191153986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3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08083" calcext:value-type="float">
            <text:p>-5.908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43" calcext:value-type="float">
            <text:p>43</text:p>
          </table:table-cell>
          <table:table-cell office:value-type="float" office:value="17.1162790697674" calcext:value-type="float">
            <text:p>17.1162790698</text:p>
          </table:table-cell>
          <table:table-cell office:value-type="float" office:value="292.967009194159" calcext:value-type="float">
            <text:p>292.9670091942</text:p>
          </table:table-cell>
          <table:table-cell office:value-type="float" office:value="5014.50508760235" calcext:value-type="float">
            <text:p>5014.5050876024</text:p>
          </table:table-cell>
          <table:table-cell office:value-type="float" office:value="0.0584239130434783" calcext:value-type="float">
            <text:p>0.058423913</text:p>
          </table:table-cell>
          <table:table-cell office:value-type="float" office:value="0.00341335361531191" calcext:value-type="float">
            <text:p>0.0034133536</text:p>
          </table:table-cell>
          <table:table-cell office:value-type="float" office:value="0.000199421474807625" calcext:value-type="float">
            <text:p>0.0001994215</text:p>
          </table:table-cell>
          <table:table-cell office:value-type="float" office:value="12.5162790697674" calcext:value-type="float">
            <text:p>12.5162790698</text:p>
          </table:table-cell>
          <table:table-cell office:value-type="float" office:value="156.657241752299" calcext:value-type="float">
            <text:p>156.6572417523</text:p>
          </table:table-cell>
          <table:table-cell office:value-type="float" office:value="1960.76575607179" calcext:value-type="float">
            <text:p>1960.7657560718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5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46806" calcext:value-type="float">
            <text:p>-5.46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2" calcext:value-type="float">
            <text:p>42</text:p>
          </table:table-cell>
          <table:table-cell office:value-type="float" office:value="11.2857142857143" calcext:value-type="float">
            <text:p>11.2857142857</text:p>
          </table:table-cell>
          <table:table-cell office:value-type="float" office:value="127.367346938776" calcext:value-type="float">
            <text:p>127.3673469388</text:p>
          </table:table-cell>
          <table:table-cell office:value-type="float" office:value="1437.43148688047" calcext:value-type="float">
            <text:p>1437.4314868805</text:p>
          </table:table-cell>
          <table:table-cell office:value-type="float" office:value="0.0886075949367089" calcext:value-type="float">
            <text:p>0.0886075949</text:p>
          </table:table-cell>
          <table:table-cell office:value-type="float" office:value="0.00785130588046787" calcext:value-type="float">
            <text:p>0.0078513059</text:p>
          </table:table-cell>
          <table:table-cell office:value-type="float" office:value="0.000695685331180698" calcext:value-type="float">
            <text:p>0.0006956853</text:p>
          </table:table-cell>
          <table:table-cell office:value-type="float" office:value="6.68571428571429" calcext:value-type="float">
            <text:p>6.6857142857</text:p>
          </table:table-cell>
          <table:table-cell office:value-type="float" office:value="44.6987755102041" calcext:value-type="float">
            <text:p>44.6987755102</text:p>
          </table:table-cell>
          <table:table-cell office:value-type="float" office:value="298.843241982507" calcext:value-type="float">
            <text:p>298.8432419825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5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20297" calcext:value-type="float">
            <text:p>-6.120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42" calcext:value-type="float">
            <text:p>42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469.444444444445" calcext:value-type="float">
            <text:p>469.4444444444</text:p>
          </table:table-cell>
          <table:table-cell office:value-type="float" office:value="10171.2962962963" calcext:value-type="float">
            <text:p>10171.2962962963</text:p>
          </table:table-cell>
          <table:table-cell office:value-type="float" office:value="0.0461538461538462" calcext:value-type="float">
            <text:p>0.0461538462</text:p>
          </table:table-cell>
          <table:table-cell office:value-type="float" office:value="0.0021301775147929" calcext:value-type="float">
            <text:p>0.0021301775</text:p>
          </table:table-cell>
          <table:table-cell office:value-type="float" office:value="0.0000983158852981338" calcext:value-type="float">
            <text:p>9.83158852981338E-005</text:p>
          </table:table-cell>
          <table:table-cell office:value-type="float" office:value="17.0666666666667" calcext:value-type="float">
            <text:p>17.0666666667</text:p>
          </table:table-cell>
          <table:table-cell office:value-type="float" office:value="291.271111111111" calcext:value-type="float">
            <text:p>291.2711111111</text:p>
          </table:table-cell>
          <table:table-cell office:value-type="float" office:value="4971.02696296297" calcext:value-type="float">
            <text:p>4971.0269629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p_hat7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342334" calcext:value-type="float">
            <text:p>-5.342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9.95238095238095" calcext:value-type="float">
            <text:p>9.9523809524</text:p>
          </table:table-cell>
          <table:table-cell office:value-type="float" office:value="99.0498866213152" calcext:value-type="float">
            <text:p>99.0498866213</text:p>
          </table:table-cell>
          <table:table-cell office:value-type="float" office:value="985.78220494547" calcext:value-type="float">
            <text:p>985.7822049455</text:p>
          </table:table-cell>
          <table:table-cell office:value-type="float" office:value="0.100478468899522" calcext:value-type="float">
            <text:p>0.1004784689</text:p>
          </table:table-cell>
          <table:table-cell office:value-type="float" office:value="0.0100959227123921" calcext:value-type="float">
            <text:p>0.0100959227</text:p>
          </table:table-cell>
          <table:table-cell office:value-type="float" office:value="0.00101442285626906" calcext:value-type="float">
            <text:p>0.0010144229</text:p>
          </table:table-cell>
          <table:table-cell office:value-type="float" office:value="5.35238095238095" calcext:value-type="float">
            <text:p>5.3523809524</text:p>
          </table:table-cell>
          <table:table-cell office:value-type="float" office:value="28.6479818594104" calcext:value-type="float">
            <text:p>28.6479818594</text:p>
          </table:table-cell>
          <table:table-cell office:value-type="float" office:value="153.334912428463" calcext:value-type="float">
            <text:p>153.334912428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p_hat7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18593" calcext:value-type="float">
            <text:p>-6.01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42" calcext:value-type="float">
            <text:p>42</text:p>
          </table:table-cell>
          <table:table-cell office:value-type="float" office:value="19.5714285714286" calcext:value-type="float">
            <text:p>19.5714285714</text:p>
          </table:table-cell>
          <table:table-cell office:value-type="float" office:value="383.040816326531" calcext:value-type="float">
            <text:p>383.0408163265</text:p>
          </table:table-cell>
          <table:table-cell office:value-type="float" office:value="7496.65597667639" calcext:value-type="float">
            <text:p>7496.6559766764</text:p>
          </table:table-cell>
          <table:table-cell office:value-type="float" office:value="0.0510948905109489" calcext:value-type="float">
            <text:p>0.0510948905</text:p>
          </table:table-cell>
          <table:table-cell office:value-type="float" office:value="0.00261068783632586" calcext:value-type="float">
            <text:p>0.0026106878</text:p>
          </table:table-cell>
          <table:table-cell office:value-type="float" office:value="0.000133392809155336" calcext:value-type="float">
            <text:p>0.0001333928</text:p>
          </table:table-cell>
          <table:table-cell office:value-type="float" office:value="14.9714285714286" calcext:value-type="float">
            <text:p>14.9714285714</text:p>
          </table:table-cell>
          <table:table-cell office:value-type="float" office:value="224.143673469388" calcext:value-type="float">
            <text:p>224.1436734694</text:p>
          </table:table-cell>
          <table:table-cell office:value-type="float" office:value="3355.75099708455" calcext:value-type="float">
            <text:p>3355.7509970846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283333" calcext:value-type="float">
            <text:p>0.283333</text:p>
          </table:table-cell>
          <table:table-cell office:value-type="float" office:value="0.566194" calcext:value-type="float">
            <text:p>0.566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9587" calcext:value-type="float">
            <text:p>-6.479587</text:p>
          </table:table-cell>
          <table:table-cell office:value-type="float" office:value="1.081023" calcext:value-type="float">
            <text:p>1.081023</text:p>
          </table:table-cell>
          <table:table-cell office:value-type="float" office:value="0.405662" calcext:value-type="float">
            <text:p>0.405662</text:p>
          </table:table-cell>
          <table:table-cell office:value-type="float" office:value="0.375258" calcext:value-type="float">
            <text:p>0.375258</text:p>
          </table:table-cell>
          <table:table-cell office:value-type="float" office:value="0.375" calcext:value-type="float">
            <text:p>0.375</text:p>
          </table:table-cell>
          <table:table-cell office:value-type="float" office:value="2.444444" calcext:value-type="float">
            <text:p>2.444444</text:p>
          </table:table-cell>
          <table:table-cell office:value-type="float" office:value="-4.1817" calcext:value-type="float">
            <text:p>-4.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 table:visibility="filter">
          <table:table-cell office:value-type="string" calcext:value-type="string">
            <text:p>s3v70c800-10.cn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83812" calcext:value-type="float">
            <text:p>0.283812</text:p>
          </table:table-cell>
          <table:table-cell office:value-type="float" office:value="0.5648" calcext:value-type="float">
            <text:p>0.5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82242" calcext:value-type="float">
            <text:p>-6.482242</text:p>
          </table:table-cell>
          <table:table-cell office:value-type="float" office:value="1.069694" calcext:value-type="float">
            <text:p>1.069694</text:p>
          </table:table-cell>
          <table:table-cell office:value-type="float" office:value="0.401958" calcext:value-type="float">
            <text:p>0.401958</text:p>
          </table:table-cell>
          <table:table-cell office:value-type="float" office:value="0.375769" calcext:value-type="float">
            <text:p>0.375769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2.230769" calcext:value-type="float">
            <text:p>2.230769</text:p>
          </table:table-cell>
          <table:table-cell office:value-type="float" office:value="-4.180352" calcext:value-type="float">
            <text:p>-4.18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286956" calcext:value-type="float">
            <text:p>0.286956</text:p>
          </table:table-cell>
          <table:table-cell office:value-type="float" office:value="0.559914" calcext:value-type="float">
            <text:p>0.559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8965" calcext:value-type="float">
            <text:p>-6.478965</text:p>
          </table:table-cell>
          <table:table-cell office:value-type="float" office:value="1.106329" calcext:value-type="float">
            <text:p>1.106329</text:p>
          </table:table-cell>
          <table:table-cell office:value-type="float" office:value="0.390332" calcext:value-type="float">
            <text:p>0.390332</text:p>
          </table:table-cell>
          <table:table-cell office:value-type="float" office:value="0.352817" calcext:value-type="float">
            <text:p>0.35281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2.555556" calcext:value-type="float">
            <text:p>2.555556</text:p>
          </table:table-cell>
          <table:table-cell office:value-type="float" office:value="-4.190968" calcext:value-type="float">
            <text:p>-4.1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293917" calcext:value-type="float">
            <text:p>0.293917</text:p>
          </table:table-cell>
          <table:table-cell office:value-type="float" office:value="0.586368" calcext:value-type="float">
            <text:p>0.586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8915" calcext:value-type="float">
            <text:p>-6.458915</text:p>
          </table:table-cell>
          <table:table-cell office:value-type="float" office:value="1.06557" calcext:value-type="float">
            <text:p>1.06557</text:p>
          </table:table-cell>
          <table:table-cell office:value-type="float" office:value="0.401225" calcext:value-type="float">
            <text:p>0.401225</text:p>
          </table:table-cell>
          <table:table-cell office:value-type="float" office:value="0.376535" calcext:value-type="float">
            <text:p>0.376535</text:p>
          </table:table-cell>
          <table:table-cell office:value-type="float" office:value="0.44" calcext:value-type="float">
            <text:p>0.44</text:p>
          </table:table-cell>
          <table:table-cell office:value-type="float" office:value="3.142857" calcext:value-type="float">
            <text:p>3.142857</text:p>
          </table:table-cell>
          <table:table-cell office:value-type="float" office:value="-4.186677" calcext:value-type="float">
            <text:p>-4.18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70c8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875" calcext:value-type="float">
            <text:p>0.52875</text:p>
          </table:table-cell>
          <table:table-cell office:value-type="float" office:value="0.290605" calcext:value-type="float">
            <text:p>0.290605</text:p>
          </table:table-cell>
          <table:table-cell office:value-type="float" office:value="0.549607" calcext:value-type="float">
            <text:p>0.549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89793" calcext:value-type="float">
            <text:p>-6.489793</text:p>
          </table:table-cell>
          <table:table-cell office:value-type="float" office:value="1.192957" calcext:value-type="float">
            <text:p>1.192957</text:p>
          </table:table-cell>
          <table:table-cell office:value-type="float" office:value="0.440593" calcext:value-type="float">
            <text:p>0.440593</text:p>
          </table:table-cell>
          <table:table-cell office:value-type="float" office:value="0.369329" calcext:value-type="float">
            <text:p>0.369329</text:p>
          </table:table-cell>
          <table:table-cell office:value-type="float" office:value="0.6" calcext:value-type="float">
            <text:p>0.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-4.184662" calcext:value-type="float">
            <text:p>-4.18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70c8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296263" calcext:value-type="float">
            <text:p>0.296263</text:p>
          </table:table-cell>
          <table:table-cell office:value-type="float" office:value="0.595503" calcext:value-type="float">
            <text:p>0.595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2719" calcext:value-type="float">
            <text:p>-6.452719</text:p>
          </table:table-cell>
          <table:table-cell office:value-type="float" office:value="1.055263" calcext:value-type="float">
            <text:p>1.055263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371323" calcext:value-type="float">
            <text:p>0.371323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2.181818" calcext:value-type="float">
            <text:p>2.181818</text:p>
          </table:table-cell>
          <table:table-cell office:value-type="float" office:value="-4.183064" calcext:value-type="float">
            <text:p>-4.18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7917" calcext:value-type="float">
            <text:p>0.497917</text:p>
          </table:table-cell>
          <table:table-cell office:value-type="float" office:value="0.29344" calcext:value-type="float">
            <text:p>0.29344</text:p>
          </table:table-cell>
          <table:table-cell office:value-type="float" office:value="0.589335" calcext:value-type="float">
            <text:p>0.589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6275" calcext:value-type="float">
            <text:p>-6.456275</text:p>
          </table:table-cell>
          <table:table-cell office:value-type="float" office:value="1.046444" calcext:value-type="float">
            <text:p>1.046444</text:p>
          </table:table-cell>
          <table:table-cell office:value-type="float" office:value="0.418679" calcext:value-type="float">
            <text:p>0.418679</text:p>
          </table:table-cell>
          <table:table-cell office:value-type="float" office:value="0.400097" calcext:value-type="float">
            <text:p>0.40009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3.2" calcext:value-type="float">
            <text:p>3.2</text:p>
          </table:table-cell>
          <table:table-cell office:value-type="float" office:value="-4.177465" calcext:value-type="float">
            <text:p>-4.177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2083" calcext:value-type="float">
            <text:p>0.502083</text:p>
          </table:table-cell>
          <table:table-cell office:value-type="float" office:value="0.286737" calcext:value-type="float">
            <text:p>0.286737</text:p>
          </table:table-cell>
          <table:table-cell office:value-type="float" office:value="0.571094" calcext:value-type="float">
            <text:p>0.57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4435" calcext:value-type="float">
            <text:p>-6.474435</text:p>
          </table:table-cell>
          <table:table-cell office:value-type="float" office:value="1.084399" calcext:value-type="float">
            <text:p>1.084399</text:p>
          </table:table-cell>
          <table:table-cell office:value-type="float" office:value="0.482763" calcext:value-type="float">
            <text:p>0.482763</text:p>
          </table:table-cell>
          <table:table-cell office:value-type="float" office:value="0.44519" calcext:value-type="float">
            <text:p>0.44519</text:p>
          </table:table-cell>
          <table:table-cell office:value-type="float" office:value="0.4" calcext:value-type="float">
            <text:p>0.4</text:p>
          </table:table-cell>
          <table:table-cell office:value-type="float" office:value="3.833333" calcext:value-type="float">
            <text:p>3.833333</text:p>
          </table:table-cell>
          <table:table-cell office:value-type="float" office:value="-4.16818" calcext:value-type="float">
            <text:p>-4.1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70c8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083" calcext:value-type="float">
            <text:p>0.512083</text:p>
          </table:table-cell>
          <table:table-cell office:value-type="float" office:value="0.286974" calcext:value-type="float">
            <text:p>0.286974</text:p>
          </table:table-cell>
          <table:table-cell office:value-type="float" office:value="0.560405" calcext:value-type="float">
            <text:p>0.560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85083" calcext:value-type="float">
            <text:p>-6.485083</text:p>
          </table:table-cell>
          <table:table-cell office:value-type="float" office:value="1.107017" calcext:value-type="float">
            <text:p>1.107017</text:p>
          </table:table-cell>
          <table:table-cell office:value-type="float" office:value="0.351906" calcext:value-type="float">
            <text:p>0.351906</text:p>
          </table:table-cell>
          <table:table-cell office:value-type="float" office:value="0.317886" calcext:value-type="float">
            <text:p>0.31788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-4.198411" calcext:value-type="float">
            <text:p>-4.19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1111" calcext:value-type="float">
            <text:p>0.491111</text:p>
          </table:table-cell>
          <table:table-cell office:value-type="float" office:value="0.29173" calcext:value-type="float">
            <text:p>0.29173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6826" calcext:value-type="float">
            <text:p>-6.16826</text:p>
          </table:table-cell>
          <table:table-cell office:value-type="float" office:value="1.030899" calcext:value-type="float">
            <text:p>1.030899</text:p>
          </table:table-cell>
          <table:table-cell office:value-type="float" office:value="0.407882" calcext:value-type="float">
            <text:p>0.407882</text:p>
          </table:table-cell>
          <table:table-cell office:value-type="float" office:value="0.395657" calcext:value-type="float">
            <text:p>0.39565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2.571429" calcext:value-type="float">
            <text:p>2.571429</text:p>
          </table:table-cell>
          <table:table-cell office:value-type="float" office:value="-4.309394" calcext:value-type="float">
            <text:p>-4.30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10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667" calcext:value-type="float">
            <text:p>0.506667</text:p>
          </table:table-cell>
          <table:table-cell office:value-type="float" office:value="0.298068" calcext:value-type="float">
            <text:p>0.298068</text:p>
          </table:table-cell>
          <table:table-cell office:value-type="float" office:value="0.588292" calcext:value-type="float">
            <text:p>0.588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72902" calcext:value-type="float">
            <text:p>-6.172902</text:p>
          </table:table-cell>
          <table:table-cell office:value-type="float" office:value="1.134468" calcext:value-type="float">
            <text:p>1.134468</text:p>
          </table:table-cell>
          <table:table-cell office:value-type="float" office:value="0.549519" calcext:value-type="float">
            <text:p>0.549519</text:p>
          </table:table-cell>
          <table:table-cell office:value-type="float" office:value="0.484384" calcext:value-type="float">
            <text:p>0.484384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4" calcext:value-type="float">
            <text:p>4</text:p>
          </table:table-cell>
          <table:table-cell office:value-type="float" office:value="-4.282843" calcext:value-type="float">
            <text:p>-4.28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11" calcext:value-type="float">
            <text:p>0.506111</text:p>
          </table:table-cell>
          <table:table-cell office:value-type="float" office:value="0.284083" calcext:value-type="float">
            <text:p>0.284083</text:p>
          </table:table-cell>
          <table:table-cell office:value-type="float" office:value="0.561306" calcext:value-type="float">
            <text:p>0.561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89046" calcext:value-type="float">
            <text:p>-6.189046</text:p>
          </table:table-cell>
          <table:table-cell office:value-type="float" office:value="1.111133" calcext:value-type="float">
            <text:p>1.111133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415369" calcext:value-type="float">
            <text:p>0.415369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2.428571" calcext:value-type="float">
            <text:p>2.428571</text:p>
          </table:table-cell>
          <table:table-cell office:value-type="float" office:value="-4.299067" calcext:value-type="float">
            <text:p>-4.299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288734" calcext:value-type="float">
            <text:p>0.288734</text:p>
          </table:table-cell>
          <table:table-cell office:value-type="float" office:value="0.557044" calcext:value-type="float">
            <text:p>0.557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94183" calcext:value-type="float">
            <text:p>-6.194183</text:p>
          </table:table-cell>
          <table:table-cell office:value-type="float" office:value="1.196547" calcext:value-type="float">
            <text:p>1.196547</text:p>
          </table:table-cell>
          <table:table-cell office:value-type="float" office:value="0.506128" calcext:value-type="float">
            <text:p>0.506128</text:p>
          </table:table-cell>
          <table:table-cell office:value-type="float" office:value="0.42299" calcext:value-type="float">
            <text:p>0.42299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-4.293373" calcext:value-type="float">
            <text:p>-4.293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4444" calcext:value-type="float">
            <text:p>0.494444</text:p>
          </table:table-cell>
          <table:table-cell office:value-type="float" office:value="0.301795" calcext:value-type="float">
            <text:p>0.301795</text:p>
          </table:table-cell>
          <table:table-cell office:value-type="float" office:value="0.610372" calcext:value-type="float">
            <text:p>0.610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4782" calcext:value-type="float">
            <text:p>-6.14782</text:p>
          </table:table-cell>
          <table:table-cell office:value-type="float" office:value="1.084651" calcext:value-type="float">
            <text:p>1.084651</text:p>
          </table:table-cell>
          <table:table-cell office:value-type="float" office:value="0.583634" calcext:value-type="float">
            <text:p>0.583634</text:p>
          </table:table-cell>
          <table:table-cell office:value-type="float" office:value="0.538085" calcext:value-type="float">
            <text:p>0.538085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3.5" calcext:value-type="float">
            <text:p>3.5</text:p>
          </table:table-cell>
          <table:table-cell office:value-type="float" office:value="-4.260378" calcext:value-type="float">
            <text:p>-4.26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600-5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5556" calcext:value-type="float">
            <text:p>0.525556</text:p>
          </table:table-cell>
          <table:table-cell office:value-type="float" office:value="0.287542" calcext:value-type="float">
            <text:p>0.287542</text:p>
          </table:table-cell>
          <table:table-cell office:value-type="float" office:value="0.54712" calcext:value-type="float">
            <text:p>0.54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09323" calcext:value-type="float">
            <text:p>-6.209323</text:p>
          </table:table-cell>
          <table:table-cell office:value-type="float" office:value="1.271124" calcext:value-type="float">
            <text:p>1.271124</text:p>
          </table:table-cell>
          <table:table-cell office:value-type="float" office:value="0.674023" calcext:value-type="float">
            <text:p>0.674023</text:p>
          </table:table-cell>
          <table:table-cell office:value-type="float" office:value="0.530257" calcext:value-type="float">
            <text:p>0.530257</text:p>
          </table:table-cell>
          <table:table-cell office:value-type="float" office:value="0.3125" calcext:value-type="float">
            <text:p>0.3125</text:p>
          </table:table-cell>
          <table:table-cell office:value-type="float" office:value="4" calcext:value-type="float">
            <text:p>4</text:p>
          </table:table-cell>
          <table:table-cell office:value-type="float" office:value="-4.263329" calcext:value-type="float">
            <text:p>-4.26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80c6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222" calcext:value-type="float">
            <text:p>0.512222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521416" calcext:value-type="float">
            <text:p>0.521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27689" calcext:value-type="float">
            <text:p>-6.227689</text:p>
          </table:table-cell>
          <table:table-cell office:value-type="float" office:value="1.121058" calcext:value-type="float">
            <text:p>1.121058</text:p>
          </table:table-cell>
          <table:table-cell office:value-type="float" office:value="0.415191" calcext:value-type="float">
            <text:p>0.415191</text:p>
          </table:table-cell>
          <table:table-cell office:value-type="float" office:value="0.370357" calcext:value-type="float">
            <text:p>0.37035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3" calcext:value-type="float">
            <text:p>3</text:p>
          </table:table-cell>
          <table:table-cell office:value-type="float" office:value="-4.318481" calcext:value-type="float">
            <text:p>-4.318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 office:value-type="float" office:value="0.279867" calcext:value-type="float">
            <text:p>0.279867</text:p>
          </table:table-cell>
          <table:table-cell office:value-type="float" office:value="0.575727" calcext:value-type="float">
            <text:p>0.575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81644" calcext:value-type="float">
            <text:p>-6.181644</text:p>
          </table:table-cell>
          <table:table-cell office:value-type="float" office:value="1.019797" calcext:value-type="float">
            <text:p>1.019797</text:p>
          </table:table-cell>
          <table:table-cell office:value-type="float" office:value="0.496112" calcext:value-type="float">
            <text:p>0.496112</text:p>
          </table:table-cell>
          <table:table-cell office:value-type="float" office:value="0.486481" calcext:value-type="float">
            <text:p>0.4864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75" calcext:value-type="float">
            <text:p>3.75</text:p>
          </table:table-cell>
          <table:table-cell office:value-type="float" office:value="-4.283663" calcext:value-type="float">
            <text:p>-4.28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11" calcext:value-type="float">
            <text:p>0.506111</text:p>
          </table:table-cell>
          <table:table-cell office:value-type="float" office:value="0.285384" calcext:value-type="float">
            <text:p>0.285384</text:p>
          </table:table-cell>
          <table:table-cell office:value-type="float" office:value="0.563877" calcext:value-type="float">
            <text:p>0.5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95476" calcext:value-type="float">
            <text:p>-6.195476</text:p>
          </table:table-cell>
          <table:table-cell office:value-type="float" office:value="1.115067" calcext:value-type="float">
            <text:p>1.115067</text:p>
          </table:table-cell>
          <table:table-cell office:value-type="float" office:value="0.48943" calcext:value-type="float">
            <text:p>0.48943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-4.294482" calcext:value-type="float">
            <text:p>-4.29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6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2778" calcext:value-type="float">
            <text:p>0.49277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585629" calcext:value-type="float">
            <text:p>0.585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70047" calcext:value-type="float">
            <text:p>-6.170047</text:p>
          </table:table-cell>
          <table:table-cell office:value-type="float" office:value="1.051434" calcext:value-type="float">
            <text:p>1.051434</text:p>
          </table:table-cell>
          <table:table-cell office:value-type="float" office:value="0.473188" calcext:value-type="float">
            <text:p>0.473188</text:p>
          </table:table-cell>
          <table:table-cell office:value-type="float" office:value="0.45004" calcext:value-type="float">
            <text:p>0.45004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-4.291855" calcext:value-type="float">
            <text:p>-4.29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4286" calcext:value-type="float">
            <text:p>0.494286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590549" calcext:value-type="float">
            <text:p>0.590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25903" calcext:value-type="float">
            <text:p>-6.325903</text:p>
          </table:table-cell>
          <table:table-cell office:value-type="float" office:value="1.040789" calcext:value-type="float">
            <text:p>1.040789</text:p>
          </table:table-cell>
          <table:table-cell office:value-type="float" office:value="0.381672" calcext:value-type="float">
            <text:p>0.381672</text:p>
          </table:table-cell>
          <table:table-cell office:value-type="float" office:value="0.366714" calcext:value-type="float">
            <text:p>0.366714</text:p>
          </table:table-cell>
          <table:table-cell office:value-type="float" office:value="0.45" calcext:value-type="float">
            <text:p>0.45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-4.318698" calcext:value-type="float">
            <text:p>-4.31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10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0952" calcext:value-type="float">
            <text:p>0.490952</text:p>
          </table:table-cell>
          <table:table-cell office:value-type="float" office:value="0.289631" calcext:value-type="float">
            <text:p>0.289631</text:p>
          </table:table-cell>
          <table:table-cell office:value-type="float" office:value="0.589938" calcext:value-type="float">
            <text:p>0.589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18841" calcext:value-type="float">
            <text:p>-6.318841</text:p>
          </table:table-cell>
          <table:table-cell office:value-type="float" office:value="1.050588" calcext:value-type="float">
            <text:p>1.050588</text:p>
          </table:table-cell>
          <table:table-cell office:value-type="float" office:value="0.464909" calcext:value-type="float">
            <text:p>0.464909</text:p>
          </table:table-cell>
          <table:table-cell office:value-type="float" office:value="0.442522" calcext:value-type="float">
            <text:p>0.44252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-4.29446" calcext:value-type="float">
            <text:p>-4.2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8571" calcext:value-type="float">
            <text:p>0.498571</text:p>
          </table:table-cell>
          <table:table-cell office:value-type="float" office:value="0.281433" calcext:value-type="float">
            <text:p>0.281433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40734" calcext:value-type="float">
            <text:p>-6.340734</text:p>
          </table:table-cell>
          <table:table-cell office:value-type="float" office:value="1.070045" calcext:value-type="float">
            <text:p>1.070045</text:p>
          </table:table-cell>
          <table:table-cell office:value-type="float" office:value="0.454999" calcext:value-type="float">
            <text:p>0.454999</text:p>
          </table:table-cell>
          <table:table-cell office:value-type="float" office:value="0.425215" calcext:value-type="float">
            <text:p>0.42521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2.714286" calcext:value-type="float">
            <text:p>2.714286</text:p>
          </table:table-cell>
          <table:table-cell office:value-type="float" office:value="-4.299662" calcext:value-type="float">
            <text:p>-4.29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2857" calcext:value-type="float">
            <text:p>0.522857</text:p>
          </table:table-cell>
          <table:table-cell office:value-type="float" office:value="0.297532" calcext:value-type="float">
            <text:p>0.297532</text:p>
          </table:table-cell>
          <table:table-cell office:value-type="float" office:value="0.56905" calcext:value-type="float">
            <text:p>0.56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603" calcext:value-type="float">
            <text:p>-6.33603</text:p>
          </table:table-cell>
          <table:table-cell office:value-type="float" office:value="1.188529" calcext:value-type="float">
            <text:p>1.188529</text:p>
          </table:table-cell>
          <table:table-cell office:value-type="float" office:value="0.48722" calcext:value-type="float">
            <text:p>0.48722</text:p>
          </table:table-cell>
          <table:table-cell office:value-type="float" office:value="0.409936" calcext:value-type="float">
            <text:p>0.409936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-4.302253" calcext:value-type="float">
            <text:p>-4.30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1905" calcext:value-type="float">
            <text:p>0.481905</text:p>
          </table:table-cell>
          <table:table-cell office:value-type="float" office:value="0.293024" calcext:value-type="float">
            <text:p>0.293024</text:p>
          </table:table-cell>
          <table:table-cell office:value-type="float" office:value="0.608054" calcext:value-type="float">
            <text:p>0.608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09313" calcext:value-type="float">
            <text:p>-6.309313</text:p>
          </table:table-cell>
          <table:table-cell office:value-type="float" office:value="1.005766" calcext:value-type="float">
            <text:p>1.005766</text:p>
          </table:table-cell>
          <table:table-cell office:value-type="float" office:value="0.415187" calcext:value-type="float">
            <text:p>0.415187</text:p>
          </table:table-cell>
          <table:table-cell office:value-type="float" office:value="0.412807" calcext:value-type="float">
            <text:p>0.41280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2.75" calcext:value-type="float">
            <text:p>2.75</text:p>
          </table:table-cell>
          <table:table-cell office:value-type="float" office:value="-4.30307" calcext:value-type="float">
            <text:p>-4.3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5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0952" calcext:value-type="float">
            <text:p>0.520952</text:p>
          </table:table-cell>
          <table:table-cell office:value-type="float" office:value="0.280655" calcext:value-type="float">
            <text:p>0.280655</text:p>
          </table:table-cell>
          <table:table-cell office:value-type="float" office:value="0.538735" calcext:value-type="float">
            <text:p>0.538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672" calcext:value-type="float">
            <text:p>-6.3672</text:p>
          </table:table-cell>
          <table:table-cell office:value-type="float" office:value="1.173495" calcext:value-type="float">
            <text:p>1.173495</text:p>
          </table:table-cell>
          <table:table-cell office:value-type="float" office:value="0.438818" calcext:value-type="float">
            <text:p>0.438818</text:p>
          </table:table-cell>
          <table:table-cell office:value-type="float" office:value="0.373941" calcext:value-type="float">
            <text:p>0.373941</text:p>
          </table:table-cell>
          <table:table-cell office:value-type="float" office:value="0.5" calcext:value-type="float">
            <text:p>0.5</text:p>
          </table:table-cell>
          <table:table-cell office:value-type="float" office:value="2.428571" calcext:value-type="float">
            <text:p>2.428571</text:p>
          </table:table-cell>
          <table:table-cell office:value-type="float" office:value="-4.316341" calcext:value-type="float">
            <text:p>-4.31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77664" calcext:value-type="float">
            <text:p>0.277664</text:p>
          </table:table-cell>
          <table:table-cell office:value-type="float" office:value="0.571662" calcext:value-type="float">
            <text:p>0.571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9003" calcext:value-type="float">
            <text:p>-6.339003</text:p>
          </table:table-cell>
          <table:table-cell office:value-type="float" office:value="0.998734" calcext:value-type="float">
            <text:p>0.998734</text:p>
          </table:table-cell>
          <table:table-cell office:value-type="float" office:value="0.417206" calcext:value-type="float">
            <text:p>0.417206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2.8" calcext:value-type="float">
            <text:p>2.8</text:p>
          </table:table-cell>
          <table:table-cell office:value-type="float" office:value="-4.30291" calcext:value-type="float">
            <text:p>-4.3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9" calcext:value-type="float">
            <text:p>0.50619</text:p>
          </table:table-cell>
          <table:table-cell office:value-type="float" office:value="0.292976" calcext:value-type="float">
            <text:p>0.292976</text:p>
          </table:table-cell>
          <table:table-cell office:value-type="float" office:value="0.578785" calcext:value-type="float">
            <text:p>0.578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6359" calcext:value-type="float">
            <text:p>-6.336359</text:p>
          </table:table-cell>
          <table:table-cell office:value-type="float" office:value="1.114692" calcext:value-type="float">
            <text:p>1.114692</text:p>
          </table:table-cell>
          <table:table-cell office:value-type="float" office:value="0.489723" calcext:value-type="float">
            <text:p>0.489723</text:p>
          </table:table-cell>
          <table:table-cell office:value-type="float" office:value="0.439334" calcext:value-type="float">
            <text:p>0.439334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-4.296366" calcext:value-type="float">
            <text:p>-4.296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88675" calcext:value-type="float">
            <text:p>0.288675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3264" calcext:value-type="float">
            <text:p>-6.333264</text:p>
          </table:table-cell>
          <table:table-cell office:value-type="float" office:value="1.043657" calcext:value-type="float">
            <text:p>1.043657</text:p>
          </table:table-cell>
          <table:table-cell office:value-type="float" office:value="0.368807" calcext:value-type="float">
            <text:p>0.368807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4" calcext:value-type="float">
            <text:p>0.4</text:p>
          </table:table-cell>
          <table:table-cell office:value-type="float" office:value="2.25" calcext:value-type="float">
            <text:p>2.25</text:p>
          </table:table-cell>
          <table:table-cell office:value-type="float" office:value="-4.321014" calcext:value-type="float">
            <text:p>-4.32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284175" calcext:value-type="float">
            <text:p>0.284175</text:p>
          </table:table-cell>
          <table:table-cell office:value-type="float" office:value="0.575475" calcext:value-type="float">
            <text:p>0.575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7737" calcext:value-type="float">
            <text:p>-6.337737</text:p>
          </table:table-cell>
          <table:table-cell office:value-type="float" office:value="1.121422" calcext:value-type="float">
            <text:p>1.121422</text:p>
          </table:table-cell>
          <table:table-cell office:value-type="float" office:value="0.822895" calcext:value-type="float">
            <text:p>0.822895</text:p>
          </table:table-cell>
          <table:table-cell office:value-type="float" office:value="0.733796" calcext:value-type="float">
            <text:p>0.7337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" calcext:value-type="float">
            <text:p>7</text:p>
          </table:table-cell>
          <table:table-cell office:value-type="float" office:value="-4.210727" calcext:value-type="float">
            <text:p>-4.21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8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9583" calcext:value-type="float">
            <text:p>0.519583</text:p>
          </table:table-cell>
          <table:table-cell office:value-type="float" office:value="0.283147" calcext:value-type="float">
            <text:p>0.283147</text:p>
          </table:table-cell>
          <table:table-cell office:value-type="float" office:value="0.54495" calcext:value-type="float">
            <text:p>0.54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90935" calcext:value-type="float">
            <text:p>-6.490935</text:p>
          </table:table-cell>
          <table:table-cell office:value-type="float" office:value="1.138728" calcext:value-type="float">
            <text:p>1.138728</text:p>
          </table:table-cell>
          <table:table-cell office:value-type="float" office:value="0.39806" calcext:value-type="float">
            <text:p>0.39806</text:p>
          </table:table-cell>
          <table:table-cell office:value-type="float" office:value="0.349565" calcext:value-type="float">
            <text:p>0.34956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2.625" calcext:value-type="float">
            <text:p>2.625</text:p>
          </table:table-cell>
          <table:table-cell office:value-type="float" office:value="-4.32454" calcext:value-type="float">
            <text:p>-4.32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.4" calcext:value-type="float">
            <text:p>5.4</text:p>
          </table:table-cell>
          <table:table-cell office:value-type="float" office:value="29.16" calcext:value-type="float">
            <text:p>29.16</text:p>
          </table:table-cell>
          <table:table-cell office:value-type="float" office:value="157.464" calcext:value-type="float">
            <text:p>157.464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an1000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18894" calcext:value-type="float">
            <text:p>-5.918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18.6" calcext:value-type="float">
            <text:p>18.6</text:p>
          </table:table-cell>
          <table:table-cell office:value-type="float" office:value="345.96" calcext:value-type="float">
            <text:p>345.96</text:p>
          </table:table-cell>
          <table:table-cell office:value-type="float" office:value="6434.856" calcext:value-type="float">
            <text:p>6434.856</text:p>
          </table:table-cell>
          <table:table-cell office:value-type="float" office:value="0.0537634408602151" calcext:value-type="float">
            <text:p>0.0537634409</text:p>
          </table:table-cell>
          <table:table-cell office:value-type="float" office:value="0.00289050757312984" calcext:value-type="float">
            <text:p>0.0028905076</text:p>
          </table:table-cell>
          <table:table-cell office:value-type="float" office:value="0.00015540363296397" calcext:value-type="float">
            <text:p>0.000155403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an400_0.5_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78886" calcext:value-type="float">
            <text:p>-5.978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9.75" calcext:value-type="float">
            <text:p>19.75</text:p>
          </table:table-cell>
          <table:table-cell office:value-type="float" office:value="390.0625" calcext:value-type="float">
            <text:p>390.0625</text:p>
          </table:table-cell>
          <table:table-cell office:value-type="float" office:value="7703.734375" calcext:value-type="float">
            <text:p>7703.734375</text:p>
          </table:table-cell>
          <table:table-cell office:value-type="float" office:value="0.0506329113924051" calcext:value-type="float">
            <text:p>0.0506329114</text:p>
          </table:table-cell>
          <table:table-cell office:value-type="float" office:value="0.00256369171607114" calcext:value-type="float">
            <text:p>0.0025636917</text:p>
          </table:table-cell>
          <table:table-cell office:value-type="float" office:value="0.000129807175497273" calcext:value-type="float">
            <text:p>0.0001298072</text:p>
          </table:table-cell>
          <table:table-cell office:value-type="float" office:value="15.15" calcext:value-type="float">
            <text:p>15.15</text:p>
          </table:table-cell>
          <table:table-cell office:value-type="float" office:value="229.5225" calcext:value-type="float">
            <text:p>229.5225</text:p>
          </table:table-cell>
          <table:table-cell office:value-type="float" office:value="3477.265875" calcext:value-type="float">
            <text:p>3477.2658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anr400_0.5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88961" calcext:value-type="float">
            <text:p>-5.988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40" calcext:value-type="float">
            <text:p>40</text:p>
          </table:table-cell>
          <table:table-cell office:value-type="float" office:value="19.95" calcext:value-type="float">
            <text:p>19.95</text:p>
          </table:table-cell>
          <table:table-cell office:value-type="float" office:value="398.0025" calcext:value-type="float">
            <text:p>398.0025</text:p>
          </table:table-cell>
          <table:table-cell office:value-type="float" office:value="7940.149875" calcext:value-type="float">
            <text:p>7940.149875</text:p>
          </table:table-cell>
          <table:table-cell office:value-type="float" office:value="0.050125313283208" calcext:value-type="float">
            <text:p>0.0501253133</text:p>
          </table:table-cell>
          <table:table-cell office:value-type="float" office:value="0.00251254703173975" calcext:value-type="float">
            <text:p>0.002512547</text:p>
          </table:table-cell>
          <table:table-cell office:value-type="float" office:value="0.000125942207104749" calcext:value-type="float">
            <text:p>0.0001259422</text:p>
          </table:table-cell>
          <table:table-cell office:value-type="float" office:value="15.35" calcext:value-type="float">
            <text:p>15.35</text:p>
          </table:table-cell>
          <table:table-cell office:value-type="float" office:value="235.6225" calcext:value-type="float">
            <text:p>235.6225</text:p>
          </table:table-cell>
          <table:table-cell office:value-type="float" office:value="3616.805375" calcext:value-type="float">
            <text:p>3616.8053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cpcyc06_maxsat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96904" calcext:value-type="float">
            <text:p>0.496904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480639" calcext:value-type="float">
            <text:p>-5.4806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.257495" calcext:value-type="float">
            <text:p>-5.257495</text:p>
          </table:table-cell>
          <table:table-cell office:value-type="float" office:value="0.444444" calcext:value-type="float">
            <text:p>0.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2.25" calcext:value-type="float">
            <text:p>2.2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1.390625" calcext:value-type="float">
            <text:p>11.390625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197530864197531" calcext:value-type="float">
            <text:p>0.1975308642</text:p>
          </table:table-cell>
          <table:table-cell office:value-type="float" office:value="0.0877914951989026" calcext:value-type="float">
            <text:p>0.0877914952</text:p>
          </table:table-cell>
          <table:table-cell office:value-type="float" office:value="2.35" calcext:value-type="float">
            <text:p>2.35</text:p>
          </table:table-cell>
          <table:table-cell office:value-type="float" office:value="5.5225" calcext:value-type="float">
            <text:p>5.5225</text:p>
          </table:table-cell>
          <table:table-cell office:value-type="float" office:value="12.977875" calcext:value-type="float">
            <text:p>12.9778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t3pm3-5555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359988" calcext:value-type="float">
            <text:p>0.359988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719936" calcext:value-type="float">
            <text:p>-4.719936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.094426" calcext:value-type="float">
            <text:p>0.094426</text:p>
          </table:table-cell>
          <table:table-cell office:value-type="float" office:value="0.096208" calcext:value-type="float">
            <text:p>0.0962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3.290223" calcext:value-type="float">
            <text:p>-3.290223</text:p>
          </table:table-cell>
          <table:table-cell office:value-type="float" office:value="0.018519" calcext:value-type="float">
            <text:p>0.018519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PSO linear(3) POP(20) Params(1, 1.7, 2.3)</text:p>
          </table:table-cell>
        </table:table-row>
        <table:table-row table:style-name="ro1">
          <table:table-cell office:value-type="string" calcext:value-type="string">
            <text:p>t4pm3-6666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8698" calcext:value-type="float">
            <text:p>0.498698</text:p>
          </table:table-cell>
          <table:table-cell office:value-type="float" office:value="0.354471" calcext:value-type="float">
            <text:p>0.354471</text:p>
          </table:table-cell>
          <table:table-cell office:value-type="float" office:value="0.710792" calcext:value-type="float">
            <text:p>0.710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600557" calcext:value-type="float">
            <text:p>-5.600557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498" calcext:value-type="float">
            <text:p>0.06249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4.156498" calcext:value-type="float">
            <text:p>-4.156498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t5pm3-7777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8667" calcext:value-type="float">
            <text:p>0.498667</text:p>
          </table:table-cell>
          <table:table-cell office:value-type="float" office:value="0.354962" calcext:value-type="float">
            <text:p>0.354962</text:p>
          </table:table-cell>
          <table:table-cell office:value-type="float" office:value="0.711823" calcext:value-type="float">
            <text:p>0.711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68976" calcext:value-type="float">
            <text:p>-6.268976</text:p>
          </table:table-cell>
          <table:table-cell office:value-type="float" office:value="0.996" calcext:value-type="float">
            <text:p>0.996</text:p>
          </table:table-cell>
          <table:table-cell office:value-type="float" office:value="0.044542" calcext:value-type="float">
            <text:p>0.044542</text:p>
          </table:table-cell>
          <table:table-cell office:value-type="float" office:value="0.044721" calcext:value-type="float">
            <text:p>0.04472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4.827089" calcext:value-type="float">
            <text:p>-4.8270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</table:table>
      <table:table table:name="weka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tn_avg</text:p>
          </table:table-cell>
          <table:table-cell office:value-type="string" calcext:value-type="string">
            <text:p>ptn_stddev</text:p>
          </table:table-cell>
          <table:table-cell office:value-type="string" calcext:value-type="string">
            <text:p>ptn_vc</text:p>
          </table:table-cell>
          <table:table-cell office:value-type="string" calcext:value-type="string">
            <text:p>ptn_min</text:p>
          </table:table-cell>
          <table:table-cell office:value-type="string" calcext:value-type="string">
            <text:p>ptn_max</text:p>
          </table:table-cell>
          <table:table-cell office:value-type="string" calcext:value-type="string">
            <text:p>ptn_entropy</text:p>
          </table:table-cell>
          <table:table-cell office:value-type="string" calcext:value-type="string">
            <text:p>varptn_avg</text:p>
          </table:table-cell>
          <table:table-cell office:value-type="string" calcext:value-type="string">
            <text:p>varptn_stddev</text:p>
          </table:table-cell>
          <table:table-cell office:value-type="string" calcext:value-type="string">
            <text:p>varptn_vc</text:p>
          </table:table-cell>
          <table:table-cell office:value-type="string" calcext:value-type="string">
            <text:p>varptn_min</text:p>
          </table:table-cell>
          <table:table-cell office:value-type="string" calcext:value-type="string">
            <text:p>varptn_max</text:p>
          </table:table-cell>
          <table:table-cell office:value-type="string" calcext:value-type="string">
            <text:p>varptn_entropy</text:p>
          </table:table-cell>
          <table:table-cell office:value-type="string" calcext:value-type="string">
            <text:p>u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ernary</text:p>
          </table:table-cell>
          <table:table-cell office:value-type="string" calcext:value-type="string">
            <text:p>claus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_sq</text:p>
          </table:table-cell>
          <table:table-cell office:value-type="string" calcext:value-type="string">
            <text:p>ratio_cube</text:p>
          </table:table-cell>
          <table:table-cell office:value-type="string" calcext:value-type="string">
            <text:p>rec_ratio</text:p>
          </table:table-cell>
          <table:table-cell office:value-type="string" calcext:value-type="string">
            <text:p>rec_ratio_sq</text:p>
          </table:table-cell>
          <table:table-cell office:value-type="string" calcext:value-type="string">
            <text:p>rec_ratio_cube</text:p>
          </table:table-cell>
          <table:table-cell office:value-type="string" calcext:value-type="string">
            <text:p>lin_ratio</text:p>
          </table:table-cell>
          <table:table-cell office:value-type="string" calcext:value-type="string">
            <text:p>lin_ratio_sq</text:p>
          </table:table-cell>
          <table:table-cell office:value-type="string" calcext:value-type="string">
            <text:p>lin_ratio_cube</text:p>
          </table:table-cell>
          <table:table-cell office:value-type="string" calcext:value-type="string">
            <text:p>First Best</text:p>
          </table:table-cell>
        </table:table-row>
        <table:table-row table:style-name="ro1">
          <table:table-cell office:value-type="string" calcext:value-type="string">
            <text:p>brock200_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53243" calcext:value-type="float">
            <text:p>-5.953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40" calcext:value-type="float">
            <text:p>40</text:p>
          </table:table-cell>
          <table:table-cell office:value-type="float" office:value="19.25" calcext:value-type="float">
            <text:p>19.25</text:p>
          </table:table-cell>
          <table:table-cell office:value-type="float" office:value="370.5625" calcext:value-type="float">
            <text:p>370.5625</text:p>
          </table:table-cell>
          <table:table-cell office:value-type="float" office:value="7133.328125" calcext:value-type="float">
            <text:p>7133.328125</text:p>
          </table:table-cell>
          <table:table-cell office:value-type="float" office:value="0.051948051948052" calcext:value-type="float">
            <text:p>0.0519480519</text:p>
          </table:table-cell>
          <table:table-cell office:value-type="float" office:value="0.0026986001011975" calcext:value-type="float">
            <text:p>0.0026986001</text:p>
          </table:table-cell>
          <table:table-cell office:value-type="float" office:value="0.000140187018244026" calcext:value-type="float">
            <text:p>0.000140187</text:p>
          </table:table-cell>
          <table:table-cell office:value-type="float" office:value="14.65" calcext:value-type="float">
            <text:p>14.65</text:p>
          </table:table-cell>
          <table:table-cell office:value-type="float" office:value="214.6225" calcext:value-type="float">
            <text:p>214.6225</text:p>
          </table:table-cell>
          <table:table-cell office:value-type="float" office:value="3144.219625" calcext:value-type="float">
            <text:p>3144.21962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brock200_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42223" calcext:value-type="float">
            <text:p>-6.242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660.49" calcext:value-type="float">
            <text:p>660.49</text:p>
          </table:table-cell>
          <table:table-cell office:value-type="float" office:value="16974.593" calcext:value-type="float">
            <text:p>16974.593</text:p>
          </table:table-cell>
          <table:table-cell office:value-type="float" office:value="0.0389105058365759" calcext:value-type="float">
            <text:p>0.0389105058</text:p>
          </table:table-cell>
          <table:table-cell office:value-type="float" office:value="0.00151402746445821" calcext:value-type="float">
            <text:p>0.0015140275</text:p>
          </table:table-cell>
          <table:table-cell office:value-type="float" office:value="0.0000589115744925372" calcext:value-type="float">
            <text:p>5.89115744925372E-005</text:p>
          </table:table-cell>
          <table:table-cell office:value-type="float" office:value="21.1" calcext:value-type="float">
            <text:p>21.1</text:p>
          </table:table-cell>
          <table:table-cell office:value-type="float" office:value="445.21" calcext:value-type="float">
            <text:p>445.21</text:p>
          </table:table-cell>
          <table:table-cell office:value-type="float" office:value="9393.931" calcext:value-type="float">
            <text:p>9393.931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brock800_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40276" calcext:value-type="float">
            <text:p>-6.240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40" calcext:value-type="float">
            <text:p>40</text:p>
          </table:table-cell>
          <table:table-cell office:value-type="float" office:value="25.65" calcext:value-type="float">
            <text:p>25.65</text:p>
          </table:table-cell>
          <table:table-cell office:value-type="float" office:value="657.9225" calcext:value-type="float">
            <text:p>657.9225</text:p>
          </table:table-cell>
          <table:table-cell office:value-type="float" office:value="16875.712125" calcext:value-type="float">
            <text:p>16875.712125</text:p>
          </table:table-cell>
          <table:table-cell office:value-type="float" office:value="0.0389863547758285" calcext:value-type="float">
            <text:p>0.0389863548</text:p>
          </table:table-cell>
          <table:table-cell office:value-type="float" office:value="0.00151993585870676" calcext:value-type="float">
            <text:p>0.0015199359</text:p>
          </table:table-cell>
          <table:table-cell office:value-type="float" office:value="0.0000592567586240453" calcext:value-type="float">
            <text:p>5.92567586240453E-005</text:p>
          </table:table-cell>
          <table:table-cell office:value-type="float" office:value="21.05" calcext:value-type="float">
            <text:p>21.05</text:p>
          </table:table-cell>
          <table:table-cell office:value-type="float" office:value="443.1025" calcext:value-type="float">
            <text:p>443.1025</text:p>
          </table:table-cell>
          <table:table-cell office:value-type="float" office:value="9327.307625" calcext:value-type="float">
            <text:p>9327.30762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brock800_3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28511" calcext:value-type="float">
            <text:p>-6.228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40" calcext:value-type="float">
            <text:p>40</text:p>
          </table:table-cell>
          <table:table-cell office:value-type="float" office:value="25.35" calcext:value-type="float">
            <text:p>25.35</text:p>
          </table:table-cell>
          <table:table-cell office:value-type="float" office:value="642.6225" calcext:value-type="float">
            <text:p>642.6225</text:p>
          </table:table-cell>
          <table:table-cell office:value-type="float" office:value="16290.480375" calcext:value-type="float">
            <text:p>16290.480375</text:p>
          </table:table-cell>
          <table:table-cell office:value-type="float" office:value="0.0394477317554241" calcext:value-type="float">
            <text:p>0.0394477318</text:p>
          </table:table-cell>
          <table:table-cell office:value-type="float" office:value="0.00155612354064789" calcext:value-type="float">
            <text:p>0.0015561235</text:p>
          </table:table-cell>
          <table:table-cell office:value-type="float" office:value="0.0000613855440097788" calcext:value-type="float">
            <text:p>6.13855440097788E-005</text:p>
          </table:table-cell>
          <table:table-cell office:value-type="float" office:value="20.75" calcext:value-type="float">
            <text:p>20.75</text:p>
          </table:table-cell>
          <table:table-cell office:value-type="float" office:value="430.5625" calcext:value-type="float">
            <text:p>430.5625</text:p>
          </table:table-cell>
          <table:table-cell office:value-type="float" office:value="8934.171875" calcext:value-type="float">
            <text:p>8934.171875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brock800_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106" calcext:value-type="float">
            <text:p>-6.2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620.01" calcext:value-type="float">
            <text:p>620.01</text:p>
          </table:table-cell>
          <table:table-cell office:value-type="float" office:value="15438.249" calcext:value-type="float">
            <text:p>15438.249</text:p>
          </table:table-cell>
          <table:table-cell office:value-type="float" office:value="0.0401606425702811" calcext:value-type="float">
            <text:p>0.0401606426</text:p>
          </table:table-cell>
          <table:table-cell office:value-type="float" office:value="0.00161287721165788" calcext:value-type="float">
            <text:p>0.0016128772</text:p>
          </table:table-cell>
          <table:table-cell office:value-type="float" office:value="0.0000647741852071436" calcext:value-type="float">
            <text:p>6.47741852071436E-005</text:p>
          </table:table-cell>
          <table:table-cell office:value-type="float" office:value="20.3" calcext:value-type="float">
            <text:p>20.3</text:p>
          </table:table-cell>
          <table:table-cell office:value-type="float" office:value="412.09" calcext:value-type="float">
            <text:p>412.09</text:p>
          </table:table-cell>
          <table:table-cell office:value-type="float" office:value="8365.427" calcext:value-type="float">
            <text:p>8365.427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c-fat2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.828641" calcext:value-type="float">
            <text:p>-3.828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.3</text:p>
          </table:table-cell>
          <table:table-cell office:value-type="float" office:value="5.29" calcext:value-type="float">
            <text:p>5.29</text:p>
          </table:table-cell>
          <table:table-cell office:value-type="float" office:value="12.167" calcext:value-type="float">
            <text:p>12.167</text:p>
          </table:table-cell>
          <table:table-cell office:value-type="float" office:value="0.434782608695652" calcext:value-type="float">
            <text:p>0.4347826087</text:p>
          </table:table-cell>
          <table:table-cell office:value-type="float" office:value="0.189035916824197" calcext:value-type="float">
            <text:p>0.1890359168</text:p>
          </table:table-cell>
          <table:table-cell office:value-type="float" office:value="0.0821895290539985" calcext:value-type="float">
            <text:p>0.0821895291</text:p>
          </table:table-cell>
          <table:table-cell office:value-type="float" office:value="2.3" calcext:value-type="float">
            <text:p>2.3</text:p>
          </table:table-cell>
          <table:table-cell office:value-type="float" office:value="5.29" calcext:value-type="float">
            <text:p>5.29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c-fat2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736198" calcext:value-type="float">
            <text:p>-4.736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.7</text:p>
          </table:table-cell>
          <table:table-cell office:value-type="float" office:value="32.49" calcext:value-type="float">
            <text:p>32.49</text:p>
          </table:table-cell>
          <table:table-cell office:value-type="float" office:value="185.193" calcext:value-type="float">
            <text:p>185.193</text:p>
          </table:table-cell>
          <table:table-cell office:value-type="float" office:value="0.175438596491228" calcext:value-type="float">
            <text:p>0.1754385965</text:p>
          </table:table-cell>
          <table:table-cell office:value-type="float" office:value="0.0307787011388119" calcext:value-type="float">
            <text:p>0.0307787011</text:p>
          </table:table-cell>
          <table:table-cell office:value-type="float" office:value="0.00539977212961613" calcext:value-type="float">
            <text:p>0.0053997721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331" calcext:value-type="float">
            <text:p>1.331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c-fat200-5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777652" calcext:value-type="float">
            <text:p>-5.777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16.15" calcext:value-type="float">
            <text:p>16.15</text:p>
          </table:table-cell>
          <table:table-cell office:value-type="float" office:value="260.8225" calcext:value-type="float">
            <text:p>260.8225</text:p>
          </table:table-cell>
          <table:table-cell office:value-type="float" office:value="4212.283375" calcext:value-type="float">
            <text:p>4212.283375</text:p>
          </table:table-cell>
          <table:table-cell office:value-type="float" office:value="0.0619195046439628" calcext:value-type="float">
            <text:p>0.0619195046</text:p>
          </table:table-cell>
          <table:table-cell office:value-type="float" office:value="0.00383402505535374" calcext:value-type="float">
            <text:p>0.0038340251</text:p>
          </table:table-cell>
          <table:table-cell office:value-type="float" office:value="0.000237400932220046" calcext:value-type="float">
            <text:p>0.0002374009</text:p>
          </table:table-cell>
          <table:table-cell office:value-type="float" office:value="11.55" calcext:value-type="float">
            <text:p>11.55</text:p>
          </table:table-cell>
          <table:table-cell office:value-type="float" office:value="133.4025" calcext:value-type="float">
            <text:p>133.4025</text:p>
          </table:table-cell>
          <table:table-cell office:value-type="float" office:value="1540.798875" calcext:value-type="float">
            <text:p>1540.7988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hamming8-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0859" calcext:value-type="float">
            <text:p>-6.208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43" calcext:value-type="float">
            <text:p>43</text:p>
          </table:table-cell>
          <table:table-cell office:value-type="float" office:value="23.1162790697674" calcext:value-type="float">
            <text:p>23.1162790698</text:p>
          </table:table-cell>
          <table:table-cell office:value-type="float" office:value="534.362358031368" calcext:value-type="float">
            <text:p>534.3623580314</text:p>
          </table:table-cell>
          <table:table-cell office:value-type="float" office:value="12352.4693926321" calcext:value-type="float">
            <text:p>12352.4693926321</text:p>
          </table:table-cell>
          <table:table-cell office:value-type="float" office:value="0.0432595573440644" calcext:value-type="float">
            <text:p>0.0432595573</text:p>
          </table:table-cell>
          <table:table-cell office:value-type="float" office:value="0.00187138930160439" calcext:value-type="float">
            <text:p>0.0018713893</text:p>
          </table:table-cell>
          <table:table-cell office:value-type="float" office:value="0.0000809554728058239" calcext:value-type="float">
            <text:p>8.09554728058239E-005</text:p>
          </table:table-cell>
          <table:table-cell office:value-type="float" office:value="18.5162790697674" calcext:value-type="float">
            <text:p>18.5162790698</text:p>
          </table:table-cell>
          <table:table-cell office:value-type="float" office:value="342.852590589508" calcext:value-type="float">
            <text:p>342.8525905895</text:p>
          </table:table-cell>
          <table:table-cell office:value-type="float" office:value="6348.35424714805" calcext:value-type="float">
            <text:p>6348.3542471481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johnson8-2-4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347108" calcext:value-type="float">
            <text:p>-5.347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32205" calcext:value-type="float">
            <text:p>-3.332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3375" calcext:value-type="float">
            <text:p>3375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0444444444444444" calcext:value-type="float">
            <text:p>0.0044444444</text:p>
          </table:table-cell>
          <table:table-cell office:value-type="float" office:value="0.000296296296296296" calcext:value-type="float">
            <text:p>0.0002962963</text:p>
          </table:table-cell>
          <table:table-cell office:value-type="float" office:value="10.4" calcext:value-type="float">
            <text:p>10.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124.864" calcext:value-type="float">
            <text:p>1124.864</text:p>
          </table:table-cell>
          <table:table-cell office:value-type="string" calcext:value-type="string">
            <text:p>PSO linear(3) POP(20) Params(1, 1.7, 2.3)</text:p>
          </table:table-cell>
        </table:table-row>
        <table:table-row table:style-name="ro1">
          <table:table-cell office:value-type="string" calcext:value-type="string">
            <text:p>p_hat10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170484" calcext:value-type="float">
            <text:p>-5.170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0" calcext:value-type="float">
            <text:p>40</text:p>
          </table:table-cell>
          <table:table-cell office:value-type="float" office:value="8.8" calcext:value-type="float">
            <text:p>8.8</text:p>
          </table:table-cell>
          <table:table-cell office:value-type="float" office:value="77.44" calcext:value-type="float">
            <text:p>77.44</text:p>
          </table:table-cell>
          <table:table-cell office:value-type="float" office:value="681.472" calcext:value-type="float">
            <text:p>681.472</text:p>
          </table:table-cell>
          <table:table-cell office:value-type="float" office:value="0.113636363636364" calcext:value-type="float">
            <text:p>0.1136363636</text:p>
          </table:table-cell>
          <table:table-cell office:value-type="float" office:value="0.0129132231404959" calcext:value-type="float">
            <text:p>0.0129132231</text:p>
          </table:table-cell>
          <table:table-cell office:value-type="float" office:value="0.00146741172051089" calcext:value-type="float">
            <text:p>0.0014674117</text:p>
          </table:table-cell>
          <table:table-cell office:value-type="float" office:value="4.2" calcext:value-type="float">
            <text:p>4.2</text:p>
          </table:table-cell>
          <table:table-cell office:value-type="float" office:value="17.64" calcext:value-type="float">
            <text:p>17.64</text:p>
          </table:table-cell>
          <table:table-cell office:value-type="float" office:value="74.0880000000001" calcext:value-type="float">
            <text:p>74.088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p_hat10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16202" calcext:value-type="float">
            <text:p>-5.916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0" calcext:value-type="float">
            <text:p>40</text:p>
          </table:table-cell>
          <table:table-cell office:value-type="float" office:value="18.55" calcext:value-type="float">
            <text:p>18.55</text:p>
          </table:table-cell>
          <table:table-cell office:value-type="float" office:value="344.1025" calcext:value-type="float">
            <text:p>344.1025</text:p>
          </table:table-cell>
          <table:table-cell office:value-type="float" office:value="6383.101375" calcext:value-type="float">
            <text:p>6383.101375</text:p>
          </table:table-cell>
          <table:table-cell office:value-type="float" office:value="0.0539083557951483" calcext:value-type="float">
            <text:p>0.0539083558</text:p>
          </table:table-cell>
          <table:table-cell office:value-type="float" office:value="0.00290611082453629" calcext:value-type="float">
            <text:p>0.0029061108</text:p>
          </table:table-cell>
          <table:table-cell office:value-type="float" office:value="0.000156663656309234" calcext:value-type="float">
            <text:p>0.0001566637</text:p>
          </table:table-cell>
          <table:table-cell office:value-type="float" office:value="13.95" calcext:value-type="float">
            <text:p>13.95</text:p>
          </table:table-cell>
          <table:table-cell office:value-type="float" office:value="194.6025" calcext:value-type="float">
            <text:p>194.6025</text:p>
          </table:table-cell>
          <table:table-cell office:value-type="float" office:value="2714.704875" calcext:value-type="float">
            <text:p>2714.7048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p_hat3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159055" calcext:value-type="float">
            <text:p>-5.159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  <table:table-cell office:value-type="float" office:value="8.09302325581395" calcext:value-type="float">
            <text:p>8.0930232558</text:p>
          </table:table-cell>
          <table:table-cell office:value-type="float" office:value="65.4970254191455" calcext:value-type="float">
            <text:p>65.4970254191</text:p>
          </table:table-cell>
          <table:table-cell office:value-type="float" office:value="530.068949903782" calcext:value-type="float">
            <text:p>530.0689499038</text:p>
          </table:table-cell>
          <table:table-cell office:value-type="float" office:value="0.123563218390805" calcext:value-type="float">
            <text:p>0.1235632184</text:p>
          </table:table-cell>
          <table:table-cell office:value-type="float" office:value="0.0152678689390937" calcext:value-type="float">
            <text:p>0.0152678689</text:p>
          </table:table-cell>
          <table:table-cell office:value-type="float" office:value="0.00188654702408341" calcext:value-type="float">
            <text:p>0.001886547</text:p>
          </table:table-cell>
          <table:table-cell office:value-type="float" office:value="3.49302325581395" calcext:value-type="float">
            <text:p>3.4930232558</text:p>
          </table:table-cell>
          <table:table-cell office:value-type="float" office:value="12.2012114656571" calcext:value-type="float">
            <text:p>12.2012114657</text:p>
          </table:table-cell>
          <table:table-cell office:value-type="float" office:value="42.6191153986442" calcext:value-type="float">
            <text:p>42.6191153986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3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08083" calcext:value-type="float">
            <text:p>-5.908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612" calcext:value-type="float">
            <text:p>-3.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43" calcext:value-type="float">
            <text:p>43</text:p>
          </table:table-cell>
          <table:table-cell office:value-type="float" office:value="17.1162790697674" calcext:value-type="float">
            <text:p>17.1162790698</text:p>
          </table:table-cell>
          <table:table-cell office:value-type="float" office:value="292.967009194159" calcext:value-type="float">
            <text:p>292.9670091942</text:p>
          </table:table-cell>
          <table:table-cell office:value-type="float" office:value="5014.50508760235" calcext:value-type="float">
            <text:p>5014.5050876024</text:p>
          </table:table-cell>
          <table:table-cell office:value-type="float" office:value="0.0584239130434783" calcext:value-type="float">
            <text:p>0.058423913</text:p>
          </table:table-cell>
          <table:table-cell office:value-type="float" office:value="0.00341335361531191" calcext:value-type="float">
            <text:p>0.0034133536</text:p>
          </table:table-cell>
          <table:table-cell office:value-type="float" office:value="0.000199421474807625" calcext:value-type="float">
            <text:p>0.0001994215</text:p>
          </table:table-cell>
          <table:table-cell office:value-type="float" office:value="12.5162790697674" calcext:value-type="float">
            <text:p>12.5162790698</text:p>
          </table:table-cell>
          <table:table-cell office:value-type="float" office:value="156.657241752299" calcext:value-type="float">
            <text:p>156.6572417523</text:p>
          </table:table-cell>
          <table:table-cell office:value-type="float" office:value="1960.76575607179" calcext:value-type="float">
            <text:p>1960.7657560718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5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46806" calcext:value-type="float">
            <text:p>-5.46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2" calcext:value-type="float">
            <text:p>42</text:p>
          </table:table-cell>
          <table:table-cell office:value-type="float" office:value="11.2857142857143" calcext:value-type="float">
            <text:p>11.2857142857</text:p>
          </table:table-cell>
          <table:table-cell office:value-type="float" office:value="127.367346938776" calcext:value-type="float">
            <text:p>127.3673469388</text:p>
          </table:table-cell>
          <table:table-cell office:value-type="float" office:value="1437.43148688047" calcext:value-type="float">
            <text:p>1437.4314868805</text:p>
          </table:table-cell>
          <table:table-cell office:value-type="float" office:value="0.0886075949367089" calcext:value-type="float">
            <text:p>0.0886075949</text:p>
          </table:table-cell>
          <table:table-cell office:value-type="float" office:value="0.00785130588046787" calcext:value-type="float">
            <text:p>0.0078513059</text:p>
          </table:table-cell>
          <table:table-cell office:value-type="float" office:value="0.000695685331180698" calcext:value-type="float">
            <text:p>0.0006956853</text:p>
          </table:table-cell>
          <table:table-cell office:value-type="float" office:value="6.68571428571429" calcext:value-type="float">
            <text:p>6.6857142857</text:p>
          </table:table-cell>
          <table:table-cell office:value-type="float" office:value="44.6987755102041" calcext:value-type="float">
            <text:p>44.6987755102</text:p>
          </table:table-cell>
          <table:table-cell office:value-type="float" office:value="298.843241982507" calcext:value-type="float">
            <text:p>298.8432419825</text:p>
          </table:table-cell>
          <table:table-cell office:value-type="string" calcext:value-type="string">
            <text:p>GA POP(50) XOVER(1pt xover, 0.8) MUT(1, bitflip, 0.01) tournament(2)</text:p>
          </table:table-cell>
        </table:table-row>
        <table:table-row table:style-name="ro1">
          <table:table-cell office:value-type="string" calcext:value-type="string">
            <text:p>p_hat5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20297" calcext:value-type="float">
            <text:p>-6.120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42" calcext:value-type="float">
            <text:p>42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469.444444444445" calcext:value-type="float">
            <text:p>469.4444444444</text:p>
          </table:table-cell>
          <table:table-cell office:value-type="float" office:value="10171.2962962963" calcext:value-type="float">
            <text:p>10171.2962962963</text:p>
          </table:table-cell>
          <table:table-cell office:value-type="float" office:value="0.0461538461538462" calcext:value-type="float">
            <text:p>0.0461538462</text:p>
          </table:table-cell>
          <table:table-cell office:value-type="float" office:value="0.0021301775147929" calcext:value-type="float">
            <text:p>0.0021301775</text:p>
          </table:table-cell>
          <table:table-cell office:value-type="float" office:value="0.0000983158852981338" calcext:value-type="float">
            <text:p>9.83158852981338E-005</text:p>
          </table:table-cell>
          <table:table-cell office:value-type="float" office:value="17.0666666666667" calcext:value-type="float">
            <text:p>17.0666666667</text:p>
          </table:table-cell>
          <table:table-cell office:value-type="float" office:value="291.271111111111" calcext:value-type="float">
            <text:p>291.2711111111</text:p>
          </table:table-cell>
          <table:table-cell office:value-type="float" office:value="4971.02696296297" calcext:value-type="float">
            <text:p>4971.0269629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p_hat700-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342334" calcext:value-type="float">
            <text:p>-5.342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9.95238095238095" calcext:value-type="float">
            <text:p>9.9523809524</text:p>
          </table:table-cell>
          <table:table-cell office:value-type="float" office:value="99.0498866213152" calcext:value-type="float">
            <text:p>99.0498866213</text:p>
          </table:table-cell>
          <table:table-cell office:value-type="float" office:value="985.78220494547" calcext:value-type="float">
            <text:p>985.7822049455</text:p>
          </table:table-cell>
          <table:table-cell office:value-type="float" office:value="0.100478468899522" calcext:value-type="float">
            <text:p>0.1004784689</text:p>
          </table:table-cell>
          <table:table-cell office:value-type="float" office:value="0.0100959227123921" calcext:value-type="float">
            <text:p>0.0100959227</text:p>
          </table:table-cell>
          <table:table-cell office:value-type="float" office:value="0.00101442285626906" calcext:value-type="float">
            <text:p>0.0010144229</text:p>
          </table:table-cell>
          <table:table-cell office:value-type="float" office:value="5.35238095238095" calcext:value-type="float">
            <text:p>5.3523809524</text:p>
          </table:table-cell>
          <table:table-cell office:value-type="float" office:value="28.6479818594104" calcext:value-type="float">
            <text:p>28.6479818594</text:p>
          </table:table-cell>
          <table:table-cell office:value-type="float" office:value="153.334912428463" calcext:value-type="float">
            <text:p>153.334912428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p_hat700-2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18593" calcext:value-type="float">
            <text:p>-6.01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3767" calcext:value-type="float">
            <text:p>-3.7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42" calcext:value-type="float">
            <text:p>42</text:p>
          </table:table-cell>
          <table:table-cell office:value-type="float" office:value="19.5714285714286" calcext:value-type="float">
            <text:p>19.5714285714</text:p>
          </table:table-cell>
          <table:table-cell office:value-type="float" office:value="383.040816326531" calcext:value-type="float">
            <text:p>383.0408163265</text:p>
          </table:table-cell>
          <table:table-cell office:value-type="float" office:value="7496.65597667639" calcext:value-type="float">
            <text:p>7496.6559766764</text:p>
          </table:table-cell>
          <table:table-cell office:value-type="float" office:value="0.0510948905109489" calcext:value-type="float">
            <text:p>0.0510948905</text:p>
          </table:table-cell>
          <table:table-cell office:value-type="float" office:value="0.00261068783632586" calcext:value-type="float">
            <text:p>0.0026106878</text:p>
          </table:table-cell>
          <table:table-cell office:value-type="float" office:value="0.000133392809155336" calcext:value-type="float">
            <text:p>0.0001333928</text:p>
          </table:table-cell>
          <table:table-cell office:value-type="float" office:value="14.9714285714286" calcext:value-type="float">
            <text:p>14.9714285714</text:p>
          </table:table-cell>
          <table:table-cell office:value-type="float" office:value="224.143673469388" calcext:value-type="float">
            <text:p>224.1436734694</text:p>
          </table:table-cell>
          <table:table-cell office:value-type="float" office:value="3355.75099708455" calcext:value-type="float">
            <text:p>3355.7509970846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283333" calcext:value-type="float">
            <text:p>0.283333</text:p>
          </table:table-cell>
          <table:table-cell office:value-type="float" office:value="0.566194" calcext:value-type="float">
            <text:p>0.566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9587" calcext:value-type="float">
            <text:p>-6.479587</text:p>
          </table:table-cell>
          <table:table-cell office:value-type="float" office:value="1.081023" calcext:value-type="float">
            <text:p>1.081023</text:p>
          </table:table-cell>
          <table:table-cell office:value-type="float" office:value="0.405662" calcext:value-type="float">
            <text:p>0.405662</text:p>
          </table:table-cell>
          <table:table-cell office:value-type="float" office:value="0.375258" calcext:value-type="float">
            <text:p>0.375258</text:p>
          </table:table-cell>
          <table:table-cell office:value-type="float" office:value="0.375" calcext:value-type="float">
            <text:p>0.375</text:p>
          </table:table-cell>
          <table:table-cell office:value-type="float" office:value="2.444444" calcext:value-type="float">
            <text:p>2.444444</text:p>
          </table:table-cell>
          <table:table-cell office:value-type="float" office:value="-4.1817" calcext:value-type="float">
            <text:p>-4.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70c8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286956" calcext:value-type="float">
            <text:p>0.286956</text:p>
          </table:table-cell>
          <table:table-cell office:value-type="float" office:value="0.559914" calcext:value-type="float">
            <text:p>0.559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8965" calcext:value-type="float">
            <text:p>-6.478965</text:p>
          </table:table-cell>
          <table:table-cell office:value-type="float" office:value="1.106329" calcext:value-type="float">
            <text:p>1.106329</text:p>
          </table:table-cell>
          <table:table-cell office:value-type="float" office:value="0.390332" calcext:value-type="float">
            <text:p>0.390332</text:p>
          </table:table-cell>
          <table:table-cell office:value-type="float" office:value="0.352817" calcext:value-type="float">
            <text:p>0.35281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2.555556" calcext:value-type="float">
            <text:p>2.555556</text:p>
          </table:table-cell>
          <table:table-cell office:value-type="float" office:value="-4.190968" calcext:value-type="float">
            <text:p>-4.1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293917" calcext:value-type="float">
            <text:p>0.293917</text:p>
          </table:table-cell>
          <table:table-cell office:value-type="float" office:value="0.586368" calcext:value-type="float">
            <text:p>0.586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8915" calcext:value-type="float">
            <text:p>-6.458915</text:p>
          </table:table-cell>
          <table:table-cell office:value-type="float" office:value="1.06557" calcext:value-type="float">
            <text:p>1.06557</text:p>
          </table:table-cell>
          <table:table-cell office:value-type="float" office:value="0.401225" calcext:value-type="float">
            <text:p>0.401225</text:p>
          </table:table-cell>
          <table:table-cell office:value-type="float" office:value="0.376535" calcext:value-type="float">
            <text:p>0.376535</text:p>
          </table:table-cell>
          <table:table-cell office:value-type="float" office:value="0.44" calcext:value-type="float">
            <text:p>0.44</text:p>
          </table:table-cell>
          <table:table-cell office:value-type="float" office:value="3.142857" calcext:value-type="float">
            <text:p>3.142857</text:p>
          </table:table-cell>
          <table:table-cell office:value-type="float" office:value="-4.186677" calcext:value-type="float">
            <text:p>-4.18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70c8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875" calcext:value-type="float">
            <text:p>0.52875</text:p>
          </table:table-cell>
          <table:table-cell office:value-type="float" office:value="0.290605" calcext:value-type="float">
            <text:p>0.290605</text:p>
          </table:table-cell>
          <table:table-cell office:value-type="float" office:value="0.549607" calcext:value-type="float">
            <text:p>0.549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89793" calcext:value-type="float">
            <text:p>-6.489793</text:p>
          </table:table-cell>
          <table:table-cell office:value-type="float" office:value="1.192957" calcext:value-type="float">
            <text:p>1.192957</text:p>
          </table:table-cell>
          <table:table-cell office:value-type="float" office:value="0.440593" calcext:value-type="float">
            <text:p>0.440593</text:p>
          </table:table-cell>
          <table:table-cell office:value-type="float" office:value="0.369329" calcext:value-type="float">
            <text:p>0.369329</text:p>
          </table:table-cell>
          <table:table-cell office:value-type="float" office:value="0.6" calcext:value-type="float">
            <text:p>0.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-4.184662" calcext:value-type="float">
            <text:p>-4.18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70c8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296263" calcext:value-type="float">
            <text:p>0.296263</text:p>
          </table:table-cell>
          <table:table-cell office:value-type="float" office:value="0.595503" calcext:value-type="float">
            <text:p>0.595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2719" calcext:value-type="float">
            <text:p>-6.452719</text:p>
          </table:table-cell>
          <table:table-cell office:value-type="float" office:value="1.055263" calcext:value-type="float">
            <text:p>1.055263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371323" calcext:value-type="float">
            <text:p>0.371323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2.181818" calcext:value-type="float">
            <text:p>2.181818</text:p>
          </table:table-cell>
          <table:table-cell office:value-type="float" office:value="-4.183064" calcext:value-type="float">
            <text:p>-4.18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7917" calcext:value-type="float">
            <text:p>0.497917</text:p>
          </table:table-cell>
          <table:table-cell office:value-type="float" office:value="0.29344" calcext:value-type="float">
            <text:p>0.29344</text:p>
          </table:table-cell>
          <table:table-cell office:value-type="float" office:value="0.589335" calcext:value-type="float">
            <text:p>0.589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56275" calcext:value-type="float">
            <text:p>-6.456275</text:p>
          </table:table-cell>
          <table:table-cell office:value-type="float" office:value="1.046444" calcext:value-type="float">
            <text:p>1.046444</text:p>
          </table:table-cell>
          <table:table-cell office:value-type="float" office:value="0.418679" calcext:value-type="float">
            <text:p>0.418679</text:p>
          </table:table-cell>
          <table:table-cell office:value-type="float" office:value="0.400097" calcext:value-type="float">
            <text:p>0.40009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3.2" calcext:value-type="float">
            <text:p>3.2</text:p>
          </table:table-cell>
          <table:table-cell office:value-type="float" office:value="-4.177465" calcext:value-type="float">
            <text:p>-4.177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70c8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2083" calcext:value-type="float">
            <text:p>0.502083</text:p>
          </table:table-cell>
          <table:table-cell office:value-type="float" office:value="0.286737" calcext:value-type="float">
            <text:p>0.286737</text:p>
          </table:table-cell>
          <table:table-cell office:value-type="float" office:value="0.571094" calcext:value-type="float">
            <text:p>0.57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74435" calcext:value-type="float">
            <text:p>-6.474435</text:p>
          </table:table-cell>
          <table:table-cell office:value-type="float" office:value="1.084399" calcext:value-type="float">
            <text:p>1.084399</text:p>
          </table:table-cell>
          <table:table-cell office:value-type="float" office:value="0.482763" calcext:value-type="float">
            <text:p>0.482763</text:p>
          </table:table-cell>
          <table:table-cell office:value-type="float" office:value="0.44519" calcext:value-type="float">
            <text:p>0.44519</text:p>
          </table:table-cell>
          <table:table-cell office:value-type="float" office:value="0.4" calcext:value-type="float">
            <text:p>0.4</text:p>
          </table:table-cell>
          <table:table-cell office:value-type="float" office:value="3.833333" calcext:value-type="float">
            <text:p>3.833333</text:p>
          </table:table-cell>
          <table:table-cell office:value-type="float" office:value="-4.16818" calcext:value-type="float">
            <text:p>-4.1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70c8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083" calcext:value-type="float">
            <text:p>0.512083</text:p>
          </table:table-cell>
          <table:table-cell office:value-type="float" office:value="0.286974" calcext:value-type="float">
            <text:p>0.286974</text:p>
          </table:table-cell>
          <table:table-cell office:value-type="float" office:value="0.560405" calcext:value-type="float">
            <text:p>0.560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85083" calcext:value-type="float">
            <text:p>-6.485083</text:p>
          </table:table-cell>
          <table:table-cell office:value-type="float" office:value="1.107017" calcext:value-type="float">
            <text:p>1.107017</text:p>
          </table:table-cell>
          <table:table-cell office:value-type="float" office:value="0.351906" calcext:value-type="float">
            <text:p>0.351906</text:p>
          </table:table-cell>
          <table:table-cell office:value-type="float" office:value="0.317886" calcext:value-type="float">
            <text:p>0.31788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-4.198411" calcext:value-type="float">
            <text:p>-4.19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1.4285714285714" calcext:value-type="float">
            <text:p>11.4285714286</text:p>
          </table:table-cell>
          <table:table-cell office:value-type="float" office:value="130.612244897959" calcext:value-type="float">
            <text:p>130.612244898</text:p>
          </table:table-cell>
          <table:table-cell office:value-type="float" office:value="1492.71137026239" calcext:value-type="float">
            <text:p>1492.711370262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5625" calcext:value-type="float">
            <text:p>0.00765625</text:p>
          </table:table-cell>
          <table:table-cell office:value-type="float" office:value="0.000669921875" calcext:value-type="float">
            <text:p>0.0006699219</text:p>
          </table:table-cell>
          <table:table-cell office:value-type="float" office:value="6.82857142857143" calcext:value-type="float">
            <text:p>6.8285714286</text:p>
          </table:table-cell>
          <table:table-cell office:value-type="float" office:value="46.6293877551021" calcext:value-type="float">
            <text:p>46.6293877551</text:p>
          </table:table-cell>
          <table:table-cell office:value-type="float" office:value="318.412104956268" calcext:value-type="float">
            <text:p>318.4121049563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1111" calcext:value-type="float">
            <text:p>0.491111</text:p>
          </table:table-cell>
          <table:table-cell office:value-type="float" office:value="0.29173" calcext:value-type="float">
            <text:p>0.29173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6826" calcext:value-type="float">
            <text:p>-6.16826</text:p>
          </table:table-cell>
          <table:table-cell office:value-type="float" office:value="1.030899" calcext:value-type="float">
            <text:p>1.030899</text:p>
          </table:table-cell>
          <table:table-cell office:value-type="float" office:value="0.407882" calcext:value-type="float">
            <text:p>0.407882</text:p>
          </table:table-cell>
          <table:table-cell office:value-type="float" office:value="0.395657" calcext:value-type="float">
            <text:p>0.39565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2.571429" calcext:value-type="float">
            <text:p>2.571429</text:p>
          </table:table-cell>
          <table:table-cell office:value-type="float" office:value="-4.309394" calcext:value-type="float">
            <text:p>-4.30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10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667" calcext:value-type="float">
            <text:p>0.506667</text:p>
          </table:table-cell>
          <table:table-cell office:value-type="float" office:value="0.298068" calcext:value-type="float">
            <text:p>0.298068</text:p>
          </table:table-cell>
          <table:table-cell office:value-type="float" office:value="0.588292" calcext:value-type="float">
            <text:p>0.588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72902" calcext:value-type="float">
            <text:p>-6.172902</text:p>
          </table:table-cell>
          <table:table-cell office:value-type="float" office:value="1.134468" calcext:value-type="float">
            <text:p>1.134468</text:p>
          </table:table-cell>
          <table:table-cell office:value-type="float" office:value="0.549519" calcext:value-type="float">
            <text:p>0.549519</text:p>
          </table:table-cell>
          <table:table-cell office:value-type="float" office:value="0.484384" calcext:value-type="float">
            <text:p>0.484384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4" calcext:value-type="float">
            <text:p>4</text:p>
          </table:table-cell>
          <table:table-cell office:value-type="float" office:value="-4.282843" calcext:value-type="float">
            <text:p>-4.28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11" calcext:value-type="float">
            <text:p>0.506111</text:p>
          </table:table-cell>
          <table:table-cell office:value-type="float" office:value="0.284083" calcext:value-type="float">
            <text:p>0.284083</text:p>
          </table:table-cell>
          <table:table-cell office:value-type="float" office:value="0.561306" calcext:value-type="float">
            <text:p>0.561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89046" calcext:value-type="float">
            <text:p>-6.189046</text:p>
          </table:table-cell>
          <table:table-cell office:value-type="float" office:value="1.111133" calcext:value-type="float">
            <text:p>1.111133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415369" calcext:value-type="float">
            <text:p>0.415369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2.428571" calcext:value-type="float">
            <text:p>2.428571</text:p>
          </table:table-cell>
          <table:table-cell office:value-type="float" office:value="-4.299067" calcext:value-type="float">
            <text:p>-4.299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288734" calcext:value-type="float">
            <text:p>0.288734</text:p>
          </table:table-cell>
          <table:table-cell office:value-type="float" office:value="0.557044" calcext:value-type="float">
            <text:p>0.557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94183" calcext:value-type="float">
            <text:p>-6.194183</text:p>
          </table:table-cell>
          <table:table-cell office:value-type="float" office:value="1.196547" calcext:value-type="float">
            <text:p>1.196547</text:p>
          </table:table-cell>
          <table:table-cell office:value-type="float" office:value="0.506128" calcext:value-type="float">
            <text:p>0.506128</text:p>
          </table:table-cell>
          <table:table-cell office:value-type="float" office:value="0.42299" calcext:value-type="float">
            <text:p>0.42299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-4.293373" calcext:value-type="float">
            <text:p>-4.293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4444" calcext:value-type="float">
            <text:p>0.494444</text:p>
          </table:table-cell>
          <table:table-cell office:value-type="float" office:value="0.301795" calcext:value-type="float">
            <text:p>0.301795</text:p>
          </table:table-cell>
          <table:table-cell office:value-type="float" office:value="0.610372" calcext:value-type="float">
            <text:p>0.610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4782" calcext:value-type="float">
            <text:p>-6.14782</text:p>
          </table:table-cell>
          <table:table-cell office:value-type="float" office:value="1.084651" calcext:value-type="float">
            <text:p>1.084651</text:p>
          </table:table-cell>
          <table:table-cell office:value-type="float" office:value="0.583634" calcext:value-type="float">
            <text:p>0.583634</text:p>
          </table:table-cell>
          <table:table-cell office:value-type="float" office:value="0.538085" calcext:value-type="float">
            <text:p>0.538085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3.5" calcext:value-type="float">
            <text:p>3.5</text:p>
          </table:table-cell>
          <table:table-cell office:value-type="float" office:value="-4.260378" calcext:value-type="float">
            <text:p>-4.26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600-5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5556" calcext:value-type="float">
            <text:p>0.525556</text:p>
          </table:table-cell>
          <table:table-cell office:value-type="float" office:value="0.287542" calcext:value-type="float">
            <text:p>0.287542</text:p>
          </table:table-cell>
          <table:table-cell office:value-type="float" office:value="0.54712" calcext:value-type="float">
            <text:p>0.54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09323" calcext:value-type="float">
            <text:p>-6.209323</text:p>
          </table:table-cell>
          <table:table-cell office:value-type="float" office:value="1.271124" calcext:value-type="float">
            <text:p>1.271124</text:p>
          </table:table-cell>
          <table:table-cell office:value-type="float" office:value="0.674023" calcext:value-type="float">
            <text:p>0.674023</text:p>
          </table:table-cell>
          <table:table-cell office:value-type="float" office:value="0.530257" calcext:value-type="float">
            <text:p>0.530257</text:p>
          </table:table-cell>
          <table:table-cell office:value-type="float" office:value="0.3125" calcext:value-type="float">
            <text:p>0.3125</text:p>
          </table:table-cell>
          <table:table-cell office:value-type="float" office:value="4" calcext:value-type="float">
            <text:p>4</text:p>
          </table:table-cell>
          <table:table-cell office:value-type="float" office:value="-4.263329" calcext:value-type="float">
            <text:p>-4.26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3v80c6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2222" calcext:value-type="float">
            <text:p>0.512222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521416" calcext:value-type="float">
            <text:p>0.521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27689" calcext:value-type="float">
            <text:p>-6.227689</text:p>
          </table:table-cell>
          <table:table-cell office:value-type="float" office:value="1.121058" calcext:value-type="float">
            <text:p>1.121058</text:p>
          </table:table-cell>
          <table:table-cell office:value-type="float" office:value="0.415191" calcext:value-type="float">
            <text:p>0.415191</text:p>
          </table:table-cell>
          <table:table-cell office:value-type="float" office:value="0.370357" calcext:value-type="float">
            <text:p>0.37035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3" calcext:value-type="float">
            <text:p>3</text:p>
          </table:table-cell>
          <table:table-cell office:value-type="float" office:value="-4.318481" calcext:value-type="float">
            <text:p>-4.318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 office:value-type="float" office:value="0.279867" calcext:value-type="float">
            <text:p>0.279867</text:p>
          </table:table-cell>
          <table:table-cell office:value-type="float" office:value="0.575727" calcext:value-type="float">
            <text:p>0.575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81644" calcext:value-type="float">
            <text:p>-6.181644</text:p>
          </table:table-cell>
          <table:table-cell office:value-type="float" office:value="1.019797" calcext:value-type="float">
            <text:p>1.019797</text:p>
          </table:table-cell>
          <table:table-cell office:value-type="float" office:value="0.496112" calcext:value-type="float">
            <text:p>0.496112</text:p>
          </table:table-cell>
          <table:table-cell office:value-type="float" office:value="0.486481" calcext:value-type="float">
            <text:p>0.4864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75" calcext:value-type="float">
            <text:p>3.75</text:p>
          </table:table-cell>
          <table:table-cell office:value-type="float" office:value="-4.283663" calcext:value-type="float">
            <text:p>-4.28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6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11" calcext:value-type="float">
            <text:p>0.506111</text:p>
          </table:table-cell>
          <table:table-cell office:value-type="float" office:value="0.285384" calcext:value-type="float">
            <text:p>0.285384</text:p>
          </table:table-cell>
          <table:table-cell office:value-type="float" office:value="0.563877" calcext:value-type="float">
            <text:p>0.5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95476" calcext:value-type="float">
            <text:p>-6.195476</text:p>
          </table:table-cell>
          <table:table-cell office:value-type="float" office:value="1.115067" calcext:value-type="float">
            <text:p>1.115067</text:p>
          </table:table-cell>
          <table:table-cell office:value-type="float" office:value="0.48943" calcext:value-type="float">
            <text:p>0.48943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-4.294482" calcext:value-type="float">
            <text:p>-4.29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6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2778" calcext:value-type="float">
            <text:p>0.49277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585629" calcext:value-type="float">
            <text:p>0.585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70047" calcext:value-type="float">
            <text:p>-6.170047</text:p>
          </table:table-cell>
          <table:table-cell office:value-type="float" office:value="1.051434" calcext:value-type="float">
            <text:p>1.051434</text:p>
          </table:table-cell>
          <table:table-cell office:value-type="float" office:value="0.473188" calcext:value-type="float">
            <text:p>0.473188</text:p>
          </table:table-cell>
          <table:table-cell office:value-type="float" office:value="0.45004" calcext:value-type="float">
            <text:p>0.45004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-4.291855" calcext:value-type="float">
            <text:p>-4.29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float" office:value="56.25" calcext:value-type="float">
            <text:p>56.25</text:p>
          </table:table-cell>
          <table:table-cell office:value-type="float" office:value="421.875" calcext:value-type="float">
            <text:p>421.87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177777777777778" calcext:value-type="float">
            <text:p>0.0177777778</text:p>
          </table:table-cell>
          <table:table-cell office:value-type="float" office:value="0.00237037037037037" calcext:value-type="float">
            <text:p>0.0023703704</text:p>
          </table:table-cell>
          <table:table-cell office:value-type="float" office:value="2.9" calcext:value-type="float">
            <text:p>2.9</text:p>
          </table:table-cell>
          <table:table-cell office:value-type="float" office:value="8.41" calcext:value-type="float">
            <text:p>8.41</text:p>
          </table:table-cell>
          <table:table-cell office:value-type="float" office:value="24.389" calcext:value-type="float">
            <text:p>24.389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1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4286" calcext:value-type="float">
            <text:p>0.494286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590549" calcext:value-type="float">
            <text:p>0.590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25903" calcext:value-type="float">
            <text:p>-6.325903</text:p>
          </table:table-cell>
          <table:table-cell office:value-type="float" office:value="1.040789" calcext:value-type="float">
            <text:p>1.040789</text:p>
          </table:table-cell>
          <table:table-cell office:value-type="float" office:value="0.381672" calcext:value-type="float">
            <text:p>0.381672</text:p>
          </table:table-cell>
          <table:table-cell office:value-type="float" office:value="0.366714" calcext:value-type="float">
            <text:p>0.366714</text:p>
          </table:table-cell>
          <table:table-cell office:value-type="float" office:value="0.45" calcext:value-type="float">
            <text:p>0.45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-4.318698" calcext:value-type="float">
            <text:p>-4.31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10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0952" calcext:value-type="float">
            <text:p>0.490952</text:p>
          </table:table-cell>
          <table:table-cell office:value-type="float" office:value="0.289631" calcext:value-type="float">
            <text:p>0.289631</text:p>
          </table:table-cell>
          <table:table-cell office:value-type="float" office:value="0.589938" calcext:value-type="float">
            <text:p>0.589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18841" calcext:value-type="float">
            <text:p>-6.318841</text:p>
          </table:table-cell>
          <table:table-cell office:value-type="float" office:value="1.050588" calcext:value-type="float">
            <text:p>1.050588</text:p>
          </table:table-cell>
          <table:table-cell office:value-type="float" office:value="0.464909" calcext:value-type="float">
            <text:p>0.464909</text:p>
          </table:table-cell>
          <table:table-cell office:value-type="float" office:value="0.442522" calcext:value-type="float">
            <text:p>0.44252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-4.29446" calcext:value-type="float">
            <text:p>-4.2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8571" calcext:value-type="float">
            <text:p>0.498571</text:p>
          </table:table-cell>
          <table:table-cell office:value-type="float" office:value="0.281433" calcext:value-type="float">
            <text:p>0.281433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40734" calcext:value-type="float">
            <text:p>-6.340734</text:p>
          </table:table-cell>
          <table:table-cell office:value-type="float" office:value="1.070045" calcext:value-type="float">
            <text:p>1.070045</text:p>
          </table:table-cell>
          <table:table-cell office:value-type="float" office:value="0.454999" calcext:value-type="float">
            <text:p>0.454999</text:p>
          </table:table-cell>
          <table:table-cell office:value-type="float" office:value="0.425215" calcext:value-type="float">
            <text:p>0.42521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2.714286" calcext:value-type="float">
            <text:p>2.714286</text:p>
          </table:table-cell>
          <table:table-cell office:value-type="float" office:value="-4.299662" calcext:value-type="float">
            <text:p>-4.29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3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2857" calcext:value-type="float">
            <text:p>0.522857</text:p>
          </table:table-cell>
          <table:table-cell office:value-type="float" office:value="0.297532" calcext:value-type="float">
            <text:p>0.297532</text:p>
          </table:table-cell>
          <table:table-cell office:value-type="float" office:value="0.56905" calcext:value-type="float">
            <text:p>0.56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603" calcext:value-type="float">
            <text:p>-6.33603</text:p>
          </table:table-cell>
          <table:table-cell office:value-type="float" office:value="1.188529" calcext:value-type="float">
            <text:p>1.188529</text:p>
          </table:table-cell>
          <table:table-cell office:value-type="float" office:value="0.48722" calcext:value-type="float">
            <text:p>0.48722</text:p>
          </table:table-cell>
          <table:table-cell office:value-type="float" office:value="0.409936" calcext:value-type="float">
            <text:p>0.409936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-4.302253" calcext:value-type="float">
            <text:p>-4.30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4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1905" calcext:value-type="float">
            <text:p>0.481905</text:p>
          </table:table-cell>
          <table:table-cell office:value-type="float" office:value="0.293024" calcext:value-type="float">
            <text:p>0.293024</text:p>
          </table:table-cell>
          <table:table-cell office:value-type="float" office:value="0.608054" calcext:value-type="float">
            <text:p>0.608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09313" calcext:value-type="float">
            <text:p>-6.309313</text:p>
          </table:table-cell>
          <table:table-cell office:value-type="float" office:value="1.005766" calcext:value-type="float">
            <text:p>1.005766</text:p>
          </table:table-cell>
          <table:table-cell office:value-type="float" office:value="0.415187" calcext:value-type="float">
            <text:p>0.415187</text:p>
          </table:table-cell>
          <table:table-cell office:value-type="float" office:value="0.412807" calcext:value-type="float">
            <text:p>0.41280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2.75" calcext:value-type="float">
            <text:p>2.75</text:p>
          </table:table-cell>
          <table:table-cell office:value-type="float" office:value="-4.30307" calcext:value-type="float">
            <text:p>-4.3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5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20952" calcext:value-type="float">
            <text:p>0.520952</text:p>
          </table:table-cell>
          <table:table-cell office:value-type="float" office:value="0.280655" calcext:value-type="float">
            <text:p>0.280655</text:p>
          </table:table-cell>
          <table:table-cell office:value-type="float" office:value="0.538735" calcext:value-type="float">
            <text:p>0.538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672" calcext:value-type="float">
            <text:p>-6.3672</text:p>
          </table:table-cell>
          <table:table-cell office:value-type="float" office:value="1.173495" calcext:value-type="float">
            <text:p>1.173495</text:p>
          </table:table-cell>
          <table:table-cell office:value-type="float" office:value="0.438818" calcext:value-type="float">
            <text:p>0.438818</text:p>
          </table:table-cell>
          <table:table-cell office:value-type="float" office:value="0.373941" calcext:value-type="float">
            <text:p>0.373941</text:p>
          </table:table-cell>
          <table:table-cell office:value-type="float" office:value="0.5" calcext:value-type="float">
            <text:p>0.5</text:p>
          </table:table-cell>
          <table:table-cell office:value-type="float" office:value="2.428571" calcext:value-type="float">
            <text:p>2.428571</text:p>
          </table:table-cell>
          <table:table-cell office:value-type="float" office:value="-4.316341" calcext:value-type="float">
            <text:p>-4.31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6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77664" calcext:value-type="float">
            <text:p>0.277664</text:p>
          </table:table-cell>
          <table:table-cell office:value-type="float" office:value="0.571662" calcext:value-type="float">
            <text:p>0.571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9003" calcext:value-type="float">
            <text:p>-6.339003</text:p>
          </table:table-cell>
          <table:table-cell office:value-type="float" office:value="0.998734" calcext:value-type="float">
            <text:p>0.998734</text:p>
          </table:table-cell>
          <table:table-cell office:value-type="float" office:value="0.417206" calcext:value-type="float">
            <text:p>0.417206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2.8" calcext:value-type="float">
            <text:p>2.8</text:p>
          </table:table-cell>
          <table:table-cell office:value-type="float" office:value="-4.30291" calcext:value-type="float">
            <text:p>-4.3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7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0619" calcext:value-type="float">
            <text:p>0.50619</text:p>
          </table:table-cell>
          <table:table-cell office:value-type="float" office:value="0.292976" calcext:value-type="float">
            <text:p>0.292976</text:p>
          </table:table-cell>
          <table:table-cell office:value-type="float" office:value="0.578785" calcext:value-type="float">
            <text:p>0.578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6359" calcext:value-type="float">
            <text:p>-6.336359</text:p>
          </table:table-cell>
          <table:table-cell office:value-type="float" office:value="1.114692" calcext:value-type="float">
            <text:p>1.114692</text:p>
          </table:table-cell>
          <table:table-cell office:value-type="float" office:value="0.489723" calcext:value-type="float">
            <text:p>0.489723</text:p>
          </table:table-cell>
          <table:table-cell office:value-type="float" office:value="0.439334" calcext:value-type="float">
            <text:p>0.439334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-4.296366" calcext:value-type="float">
            <text:p>-4.296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700-8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88675" calcext:value-type="float">
            <text:p>0.288675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3264" calcext:value-type="float">
            <text:p>-6.333264</text:p>
          </table:table-cell>
          <table:table-cell office:value-type="float" office:value="1.043657" calcext:value-type="float">
            <text:p>1.043657</text:p>
          </table:table-cell>
          <table:table-cell office:value-type="float" office:value="0.368807" calcext:value-type="float">
            <text:p>0.368807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4" calcext:value-type="float">
            <text:p>0.4</text:p>
          </table:table-cell>
          <table:table-cell office:value-type="float" office:value="2.25" calcext:value-type="float">
            <text:p>2.25</text:p>
          </table:table-cell>
          <table:table-cell office:value-type="float" office:value="-4.321014" calcext:value-type="float">
            <text:p>-4.32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s3v80c700-9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284175" calcext:value-type="float">
            <text:p>0.284175</text:p>
          </table:table-cell>
          <table:table-cell office:value-type="float" office:value="0.575475" calcext:value-type="float">
            <text:p>0.575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337737" calcext:value-type="float">
            <text:p>-6.337737</text:p>
          </table:table-cell>
          <table:table-cell office:value-type="float" office:value="1.121422" calcext:value-type="float">
            <text:p>1.121422</text:p>
          </table:table-cell>
          <table:table-cell office:value-type="float" office:value="0.822895" calcext:value-type="float">
            <text:p>0.822895</text:p>
          </table:table-cell>
          <table:table-cell office:value-type="float" office:value="0.733796" calcext:value-type="float">
            <text:p>0.7337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" calcext:value-type="float">
            <text:p>7</text:p>
          </table:table-cell>
          <table:table-cell office:value-type="float" office:value="-4.210727" calcext:value-type="float">
            <text:p>-4.21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.75" calcext:value-type="float">
            <text:p>8.7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669.921875" calcext:value-type="float">
            <text:p>669.921875</text:p>
          </table:table-cell>
          <table:table-cell office:value-type="float" office:value="0.114285714285714" calcext:value-type="float">
            <text:p>0.1142857143</text:p>
          </table:table-cell>
          <table:table-cell office:value-type="float" office:value="0.0130612244897959" calcext:value-type="float">
            <text:p>0.0130612245</text:p>
          </table:table-cell>
          <table:table-cell office:value-type="float" office:value="0.00149271137026239" calcext:value-type="float">
            <text:p>0.0014927114</text:p>
          </table:table-cell>
          <table:table-cell office:value-type="float" office:value="4.15" calcext:value-type="float">
            <text:p>4.1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71.473375" calcext:value-type="float">
            <text:p>71.473375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3v80c800-2.cn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office:value-type="float" office:value="0.519583" calcext:value-type="float">
            <text:p>0.519583</text:p>
          </table:table-cell>
          <table:table-cell office:value-type="float" office:value="0.283147" calcext:value-type="float">
            <text:p>0.283147</text:p>
          </table:table-cell>
          <table:table-cell office:value-type="float" office:value="0.54495" calcext:value-type="float">
            <text:p>0.54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490935" calcext:value-type="float">
            <text:p>-6.490935</text:p>
          </table:table-cell>
          <table:table-cell office:value-type="float" office:value="1.138728" calcext:value-type="float">
            <text:p>1.138728</text:p>
          </table:table-cell>
          <table:table-cell office:value-type="float" office:value="0.39806" calcext:value-type="float">
            <text:p>0.39806</text:p>
          </table:table-cell>
          <table:table-cell office:value-type="float" office:value="0.349565" calcext:value-type="float">
            <text:p>0.34956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2.625" calcext:value-type="float">
            <text:p>2.625</text:p>
          </table:table-cell>
          <table:table-cell office:value-type="float" office:value="-4.32454" calcext:value-type="float">
            <text:p>-4.32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.4" calcext:value-type="float">
            <text:p>5.4</text:p>
          </table:table-cell>
          <table:table-cell office:value-type="float" office:value="29.16" calcext:value-type="float">
            <text:p>29.16</text:p>
          </table:table-cell>
          <table:table-cell office:value-type="float" office:value="157.464" calcext:value-type="float">
            <text:p>157.464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an1000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18894" calcext:value-type="float">
            <text:p>-5.918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18.6" calcext:value-type="float">
            <text:p>18.6</text:p>
          </table:table-cell>
          <table:table-cell office:value-type="float" office:value="345.96" calcext:value-type="float">
            <text:p>345.96</text:p>
          </table:table-cell>
          <table:table-cell office:value-type="float" office:value="6434.856" calcext:value-type="float">
            <text:p>6434.856</text:p>
          </table:table-cell>
          <table:table-cell office:value-type="float" office:value="0.0537634408602151" calcext:value-type="float">
            <text:p>0.0537634409</text:p>
          </table:table-cell>
          <table:table-cell office:value-type="float" office:value="0.00289050757312984" calcext:value-type="float">
            <text:p>0.0028905076</text:p>
          </table:table-cell>
          <table:table-cell office:value-type="float" office:value="0.00015540363296397" calcext:value-type="float">
            <text:p>0.000155403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GA POP(20) XOVER(1pt xover, 0.8) MUT(1, bitflip, 0.01) tournament(3)</text:p>
          </table:table-cell>
        </table:table-row>
        <table:table-row table:style-name="ro1">
          <table:table-cell office:value-type="string" calcext:value-type="string">
            <text:p>san400_0.5_1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78886" calcext:value-type="float">
            <text:p>-5.978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9.75" calcext:value-type="float">
            <text:p>19.75</text:p>
          </table:table-cell>
          <table:table-cell office:value-type="float" office:value="390.0625" calcext:value-type="float">
            <text:p>390.0625</text:p>
          </table:table-cell>
          <table:table-cell office:value-type="float" office:value="7703.734375" calcext:value-type="float">
            <text:p>7703.734375</text:p>
          </table:table-cell>
          <table:table-cell office:value-type="float" office:value="0.0506329113924051" calcext:value-type="float">
            <text:p>0.0506329114</text:p>
          </table:table-cell>
          <table:table-cell office:value-type="float" office:value="0.00256369171607114" calcext:value-type="float">
            <text:p>0.0025636917</text:p>
          </table:table-cell>
          <table:table-cell office:value-type="float" office:value="0.000129807175497273" calcext:value-type="float">
            <text:p>0.0001298072</text:p>
          </table:table-cell>
          <table:table-cell office:value-type="float" office:value="15.15" calcext:value-type="float">
            <text:p>15.15</text:p>
          </table:table-cell>
          <table:table-cell office:value-type="float" office:value="229.5225" calcext:value-type="float">
            <text:p>229.5225</text:p>
          </table:table-cell>
          <table:table-cell office:value-type="float" office:value="3477.265875" calcext:value-type="float">
            <text:p>3477.2658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anr400_0.5.clq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988961" calcext:value-type="float">
            <text:p>-5.988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88879" calcext:value-type="float">
            <text:p>-3.68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40" calcext:value-type="float">
            <text:p>40</text:p>
          </table:table-cell>
          <table:table-cell office:value-type="float" office:value="19.95" calcext:value-type="float">
            <text:p>19.95</text:p>
          </table:table-cell>
          <table:table-cell office:value-type="float" office:value="398.0025" calcext:value-type="float">
            <text:p>398.0025</text:p>
          </table:table-cell>
          <table:table-cell office:value-type="float" office:value="7940.149875" calcext:value-type="float">
            <text:p>7940.149875</text:p>
          </table:table-cell>
          <table:table-cell office:value-type="float" office:value="0.050125313283208" calcext:value-type="float">
            <text:p>0.0501253133</text:p>
          </table:table-cell>
          <table:table-cell office:value-type="float" office:value="0.00251254703173975" calcext:value-type="float">
            <text:p>0.002512547</text:p>
          </table:table-cell>
          <table:table-cell office:value-type="float" office:value="0.000125942207104749" calcext:value-type="float">
            <text:p>0.0001259422</text:p>
          </table:table-cell>
          <table:table-cell office:value-type="float" office:value="15.35" calcext:value-type="float">
            <text:p>15.35</text:p>
          </table:table-cell>
          <table:table-cell office:value-type="float" office:value="235.6225" calcext:value-type="float">
            <text:p>235.6225</text:p>
          </table:table-cell>
          <table:table-cell office:value-type="float" office:value="3616.805375" calcext:value-type="float">
            <text:p>3616.805375</text:p>
          </table:table-cell>
          <table:table-cell office:value-type="string" calcext:value-type="string">
            <text:p>GA POP(50) XOVER(1pt xover, 0.6) MUT(1, bitflip, 0.01) tournament(3)</text:p>
          </table:table-cell>
        </table:table-row>
        <table:table-row table:style-name="ro1">
          <table:table-cell office:value-type="string" calcext:value-type="string">
            <text:p>scpcyc06_maxsat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96904" calcext:value-type="float">
            <text:p>0.496904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480639" calcext:value-type="float">
            <text:p>-5.4806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.257495" calcext:value-type="float">
            <text:p>-5.257495</text:p>
          </table:table-cell>
          <table:table-cell office:value-type="float" office:value="0.444444" calcext:value-type="float">
            <text:p>0.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2.25" calcext:value-type="float">
            <text:p>2.2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1.390625" calcext:value-type="float">
            <text:p>11.390625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197530864197531" calcext:value-type="float">
            <text:p>0.1975308642</text:p>
          </table:table-cell>
          <table:table-cell office:value-type="float" office:value="0.0877914951989026" calcext:value-type="float">
            <text:p>0.0877914952</text:p>
          </table:table-cell>
          <table:table-cell office:value-type="float" office:value="2.35" calcext:value-type="float">
            <text:p>2.35</text:p>
          </table:table-cell>
          <table:table-cell office:value-type="float" office:value="5.5225" calcext:value-type="float">
            <text:p>5.5225</text:p>
          </table:table-cell>
          <table:table-cell office:value-type="float" office:value="12.977875" calcext:value-type="float">
            <text:p>12.977875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t3pm3-5555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359988" calcext:value-type="float">
            <text:p>0.359988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719936" calcext:value-type="float">
            <text:p>-4.719936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.094426" calcext:value-type="float">
            <text:p>0.094426</text:p>
          </table:table-cell>
          <table:table-cell office:value-type="float" office:value="0.096208" calcext:value-type="float">
            <text:p>0.0962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3.290223" calcext:value-type="float">
            <text:p>-3.290223</text:p>
          </table:table-cell>
          <table:table-cell office:value-type="float" office:value="0.018519" calcext:value-type="float">
            <text:p>0.018519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PSO linear(3) POP(20) Params(1, 1.7, 2.3)</text:p>
          </table:table-cell>
        </table:table-row>
        <table:table-row table:style-name="ro1">
          <table:table-cell office:value-type="string" calcext:value-type="string">
            <text:p>t4pm3-6666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8698" calcext:value-type="float">
            <text:p>0.498698</text:p>
          </table:table-cell>
          <table:table-cell office:value-type="float" office:value="0.354471" calcext:value-type="float">
            <text:p>0.354471</text:p>
          </table:table-cell>
          <table:table-cell office:value-type="float" office:value="0.710792" calcext:value-type="float">
            <text:p>0.710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600557" calcext:value-type="float">
            <text:p>-5.600557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498" calcext:value-type="float">
            <text:p>0.06249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4.156498" calcext:value-type="float">
            <text:p>-4.156498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  <table:table-row table:style-name="ro1">
          <table:table-cell office:value-type="string" calcext:value-type="string">
            <text:p>t5pm3-7777.spn.cnf</text:p>
          </table:table-cell>
          <table:table-cell office:value-type="string" calcext:value-type="string">
            <text:p>crafted</text:p>
          </table:table-cell>
          <table:table-cell office:value-type="float" office:value="1" calcext:value-type="float">
            <text:p>1</text:p>
          </table:table-cell>
          <table:table-cell office:value-type="float" office:value="0.498667" calcext:value-type="float">
            <text:p>0.498667</text:p>
          </table:table-cell>
          <table:table-cell office:value-type="float" office:value="0.354962" calcext:value-type="float">
            <text:p>0.354962</text:p>
          </table:table-cell>
          <table:table-cell office:value-type="float" office:value="0.711823" calcext:value-type="float">
            <text:p>0.711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268976" calcext:value-type="float">
            <text:p>-6.268976</text:p>
          </table:table-cell>
          <table:table-cell office:value-type="float" office:value="0.996" calcext:value-type="float">
            <text:p>0.996</text:p>
          </table:table-cell>
          <table:table-cell office:value-type="float" office:value="0.044542" calcext:value-type="float">
            <text:p>0.044542</text:p>
          </table:table-cell>
          <table:table-cell office:value-type="float" office:value="0.044721" calcext:value-type="float">
            <text:p>0.04472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4.827089" calcext:value-type="float">
            <text:p>-4.8270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00462962962962963" calcext:value-type="float">
            <text:p>0.0046296296</text:p>
          </table:table-cell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  <table:table-cell office:value-type="float" office:value="2.744" calcext:value-type="float">
            <text:p>2.744</text:p>
          </table:table-cell>
          <table:table-cell office:value-type="string" calcext:value-type="string">
            <text:p>GA POP(50) XOVER(1pt xover, 0.8) MUT(1, bitflip, 0.01) tournament(5)</text:p>
          </table:table-cell>
        </table:table-row>
      </table:table>
      <table:table table:name="Pivot Table_weka_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irst Best</text:p>
          </table:table-cell>
          <table:table-cell table:style-name="ce5" office:value-type="string" calcext:value-type="string">
            <text:p>Count - problem</text:p>
          </table:table-cell>
          <table:table-cell/>
        </table:table-row>
        <table:table-row table:style-name="ro1">
          <table:table-cell table:style-name="ce2" office:value-type="string" calcext:value-type="string">
            <text:p>GA POP(20) XOVER(1pt xover, 0.8) MUT(1, bitflip, 0.01) tournament(3)</text:p>
          </table:table-cell>
          <table:table-cell table:style-name="ce6" office:value-type="float" office:value="25" calcext:value-type="float">
            <text:p>25</text:p>
          </table:table-cell>
          <table:table-cell table:formula="of:=[.B4]/[.B9]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GA POP(50) XOVER(1pt xover, 0.6) MUT(1, bitflip, 0.01) tournament(3)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A POP(50) XOVER(1pt xover, 0.8) MUT(1, bitflip, 0.01) tournament(2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 POP(50) XOVER(1pt xover, 0.8) MUT(1, bitflip, 0.01) tournament(5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SO linear(3) POP(20) Params(1, 1.7, 2.3)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4" calcext:value-type="float">
            <text:p>54</text:p>
          </table:table-cell>
          <table:table-cell/>
        </table:table-row>
      </table:table>
      <table:named-expressions/>
      <table:database-ranges>
        <table:database-range table:name="__Anonymous_Sheet_DB__0" table:target-range-address="optim_results.A1:optim_results.AD61" table:display-filter-buttons="true">
          <table:filter>
            <table:filter-and>
              <table:filter-condition table:field-number="2" table:value="1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weka_1'.A1:'Pivot Table_weka_1'.B9" table:buttons="'Pivot Table_weka_1'.A1 'Pivot Table_weka_1'.A3">
          <table:source-cell-range table:cell-range-address="weka.A1:weka.AD55"/>
          <table:data-pilot-field table:source-field-name="First Best" table:orientation="row" table:used-hierarchy="0" table:function="auto">
            <table:data-pilot-level table:show-empty="false">
              <table:data-pilot-members>
                <table:data-pilot-member table:name="GA POP(20) XOVER(1pt xover, 0.8) MUT(1, bitflip, 0.01) tournament(3)" table:display="true" table:show-details="true"/>
                <table:data-pilot-member table:name="GA POP(50) XOVER(1pt xover, 0.6) MUT(1, bitflip, 0.01) tournament(3)" table:display="true" table:show-details="true"/>
                <table:data-pilot-member table:name="GA POP(50) XOVER(1pt xover, 0.8) MUT(1, bitflip, 0.01) tournament(2)" table:display="true" table:show-details="true"/>
                <table:data-pilot-member table:name="GA POP(50) XOVER(1pt xover, 0.8) MUT(1, bitflip, 0.01) tournament(5)" table:display="true" table:show-details="true"/>
                <table:data-pilot-member table:name="PSO linear(3) POP(20) Params(1, 1.7, 2.3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roblem" table:orientation="data" table:used-hierarchy="0" table:function="count">
            <table:data-pilot-level table:show-empty="false">
              <table:data-pilot-members>
                <table:data-pilot-member table:name="brock200_2.clq.cnf" table:display="true" table:show-details="true"/>
                <table:data-pilot-member table:name="brock200_4.clq.cnf" table:display="true" table:show-details="true"/>
                <table:data-pilot-member table:name="brock800_2.clq.cnf" table:display="true" table:show-details="true"/>
                <table:data-pilot-member table:name="brock800_3.clq.cnf" table:display="true" table:show-details="true"/>
                <table:data-pilot-member table:name="brock800_4.clq.cnf" table:display="true" table:show-details="true"/>
                <table:data-pilot-member table:name="c-fat200-1.clq.cnf" table:display="true" table:show-details="true"/>
                <table:data-pilot-member table:name="c-fat200-2.clq.cnf" table:display="true" table:show-details="true"/>
                <table:data-pilot-member table:name="c-fat200-5.clq.cnf" table:display="true" table:show-details="true"/>
                <table:data-pilot-member table:name="hamming8-4.clq.cnf" table:display="true" table:show-details="true"/>
                <table:data-pilot-member table:name="johnson8-2-4.clq.cnf" table:display="true" table:show-details="true"/>
                <table:data-pilot-member table:name="p_hat1000-1.clq.cnf" table:display="true" table:show-details="true"/>
                <table:data-pilot-member table:name="p_hat1000-2.clq.cnf" table:display="true" table:show-details="true"/>
                <table:data-pilot-member table:name="p_hat300-1.clq.cnf" table:display="true" table:show-details="true"/>
                <table:data-pilot-member table:name="p_hat300-2.clq.cnf" table:display="true" table:show-details="true"/>
                <table:data-pilot-member table:name="p_hat500-1.clq.cnf" table:display="true" table:show-details="true"/>
                <table:data-pilot-member table:name="p_hat500-2.clq.cnf" table:display="true" table:show-details="true"/>
                <table:data-pilot-member table:name="p_hat700-1.clq.cnf" table:display="true" table:show-details="true"/>
                <table:data-pilot-member table:name="p_hat700-2.clq.cnf" table:display="true" table:show-details="true"/>
                <table:data-pilot-member table:name="s3v70c800-1.cnf" table:display="true" table:show-details="true"/>
                <table:data-pilot-member table:name="s3v70c800-2.cnf" table:display="true" table:show-details="true"/>
                <table:data-pilot-member table:name="s3v70c800-3.cnf" table:display="true" table:show-details="true"/>
                <table:data-pilot-member table:name="s3v70c800-4.cnf" table:display="true" table:show-details="true"/>
                <table:data-pilot-member table:name="s3v70c800-6.cnf" table:display="true" table:show-details="true"/>
                <table:data-pilot-member table:name="s3v70c800-7.cnf" table:display="true" table:show-details="true"/>
                <table:data-pilot-member table:name="s3v70c800-8.cnf" table:display="true" table:show-details="true"/>
                <table:data-pilot-member table:name="s3v70c800-9.cnf" table:display="true" table:show-details="true"/>
                <table:data-pilot-member table:name="s3v80c600-1.cnf" table:display="true" table:show-details="true"/>
                <table:data-pilot-member table:name="s3v80c600-10.cnf" table:display="true" table:show-details="true"/>
                <table:data-pilot-member table:name="s3v80c600-2.cnf" table:display="true" table:show-details="true"/>
                <table:data-pilot-member table:name="s3v80c600-3.cnf" table:display="true" table:show-details="true"/>
                <table:data-pilot-member table:name="s3v80c600-4.cnf" table:display="true" table:show-details="true"/>
                <table:data-pilot-member table:name="s3v80c600-5.cnf" table:display="true" table:show-details="true"/>
                <table:data-pilot-member table:name="s3v80c600-6.cnf" table:display="true" table:show-details="true"/>
                <table:data-pilot-member table:name="s3v80c600-7.cnf" table:display="true" table:show-details="true"/>
                <table:data-pilot-member table:name="s3v80c600-8.cnf" table:display="true" table:show-details="true"/>
                <table:data-pilot-member table:name="s3v80c600-9.cnf" table:display="true" table:show-details="true"/>
                <table:data-pilot-member table:name="s3v80c700-1.cnf" table:display="true" table:show-details="true"/>
                <table:data-pilot-member table:name="s3v80c700-10.cnf" table:display="true" table:show-details="true"/>
                <table:data-pilot-member table:name="s3v80c700-2.cnf" table:display="true" table:show-details="true"/>
                <table:data-pilot-member table:name="s3v80c700-3.cnf" table:display="true" table:show-details="true"/>
                <table:data-pilot-member table:name="s3v80c700-4.cnf" table:display="true" table:show-details="true"/>
                <table:data-pilot-member table:name="s3v80c700-5.cnf" table:display="true" table:show-details="true"/>
                <table:data-pilot-member table:name="s3v80c700-6.cnf" table:display="true" table:show-details="true"/>
                <table:data-pilot-member table:name="s3v80c700-7.cnf" table:display="true" table:show-details="true"/>
                <table:data-pilot-member table:name="s3v80c700-8.cnf" table:display="true" table:show-details="true"/>
                <table:data-pilot-member table:name="s3v80c700-9.cnf" table:display="true" table:show-details="true"/>
                <table:data-pilot-member table:name="s3v80c800-2.cnf" table:display="true" table:show-details="true"/>
                <table:data-pilot-member table:name="san1000.clq.cnf" table:display="true" table:show-details="true"/>
                <table:data-pilot-member table:name="san400_0.5_1.clq.cnf" table:display="true" table:show-details="true"/>
                <table:data-pilot-member table:name="sanr400_0.5.clq.cnf" table:display="true" table:show-details="true"/>
                <table:data-pilot-member table:name="scpcyc06_maxsat.cnf" table:display="true" table:show-details="true"/>
                <table:data-pilot-member table:name="t3pm3-5555.spn.cnf" table:display="true" table:show-details="true"/>
                <table:data-pilot-member table:name="t4pm3-6666.spn.cnf" table:display="true" table:show-details="true"/>
                <table:data-pilot-member table:name="t5pm3-7777.spn.cn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Miranda</meta:initial-creator>
    <meta:creation-date>2015-11-10T23:34:10.392806936</meta:creation-date>
    <dc:date>2015-11-11T06:23:15.150642141</dc:date>
    <dc:creator>Enrico Miranda</dc:creator>
    <meta:editing-duration>PT6H43M41S</meta:editing-duration>
    <meta:editing-cycles>2</meta:editing-cycles>
    <meta:generator>LibreOffice/4.2.8.2$Linux_X86_64 LibreOffice_project/420m0$Build-2</meta:generator>
    <meta:document-statistic meta:table-count="3" meta:cell-count="3496" meta:object-count="0"/>
  </office:meta>
</office:document-meta>
</file>